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968cm" fo:margin-left="0.009cm" fo:margin-top="0cm" fo:margin-bottom="0cm" table:align="left" style:writing-mode="lr-tb"/>
    </style:style>
    <style:style style:name="Tabla1.A" style:family="table-column">
      <style:table-column-properties style:column-width="3.371cm"/>
    </style:style>
    <style:style style:name="Tabla1.B" style:family="table-column">
      <style:table-column-properties style:column-width="0.953cm"/>
    </style:style>
    <style:style style:name="Tabla1.C" style:family="table-column">
      <style:table-column-properties style:column-width="0.956cm"/>
    </style:style>
    <style:style style:name="Tabla1.D" style:family="table-column">
      <style:table-column-properties style:column-width="0.958cm"/>
    </style:style>
    <style:style style:name="Tabla1.E" style:family="table-column">
      <style:table-column-properties style:column-width="0.96cm"/>
    </style:style>
    <style:style style:name="Tabla1.K" style:family="table-column">
      <style:table-column-properties style:column-width="0.998cm"/>
    </style:style>
    <style:style style:name="Tabla1.L" style:family="table-column">
      <style:table-column-properties style:column-width="0.991cm"/>
    </style:style>
    <style:style style:name="Tabla1.M" style:family="table-column">
      <style:table-column-properties style:column-width="0.997cm"/>
    </style:style>
    <style:style style:name="Tabla1.1" style:family="table-row">
      <style:table-row-properties fo:keep-together="auto"/>
    </style:style>
    <style:style style:name="Tabla1.A1" style:family="table-cell">
      <style:table-cell-properties style:vertical-align="middle" fo:padding-left="0.191cm" fo:padding-right="0.191cm" fo:padding-top="0cm" fo:padding-bottom="0cm" fo:border="0.5pt solid #000000"/>
    </style:style>
    <style:style style:name="Tabla1.B1"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C2" style:family="table-cell">
      <style:table-cell-properties fo:padding-left="0.191cm" fo:padding-right="0.191cm" fo:padding-top="0cm" fo:padding-bottom="0cm" fo:border="0.5pt solid #000000"/>
    </style:style>
    <style:style style:name="Tabla1.D2" style:family="table-cell">
      <style:table-cell-properties fo:padding-left="0.191cm" fo:padding-right="0.191cm" fo:padding-top="0cm" fo:padding-bottom="0cm" fo:border="0.5pt solid #000000"/>
    </style:style>
    <style:style style:name="Tabla1.E2" style:family="table-cell">
      <style:table-cell-properties fo:padding-left="0.191cm" fo:padding-right="0.191cm" fo:padding-top="0cm" fo:padding-bottom="0cm" fo:border="0.5pt solid #000000"/>
    </style:style>
    <style:style style:name="Tabla1.F2" style:family="table-cell">
      <style:table-cell-properties fo:padding-left="0.191cm" fo:padding-right="0.191cm" fo:padding-top="0cm" fo:padding-bottom="0cm" fo:border="0.5pt solid #000000"/>
    </style:style>
    <style:style style:name="Tabla1.G2" style:family="table-cell">
      <style:table-cell-properties fo:padding-left="0.191cm" fo:padding-right="0.191cm" fo:padding-top="0cm" fo:padding-bottom="0cm" fo:border="0.5pt solid #000000"/>
    </style:style>
    <style:style style:name="Tabla1.H2" style:family="table-cell">
      <style:table-cell-properties fo:padding-left="0.191cm" fo:padding-right="0.191cm" fo:padding-top="0cm" fo:padding-bottom="0cm" fo:border="0.5pt solid #000000"/>
    </style:style>
    <style:style style:name="Tabla1.I2" style:family="table-cell">
      <style:table-cell-properties fo:padding-left="0.191cm" fo:padding-right="0.191cm" fo:padding-top="0cm" fo:padding-bottom="0cm" fo:border="0.5pt solid #000000"/>
    </style:style>
    <style:style style:name="Tabla1.J2" style:family="table-cell">
      <style:table-cell-properties fo:padding-left="0.191cm" fo:padding-right="0.191cm" fo:padding-top="0cm" fo:padding-bottom="0cm" fo:border="0.5pt solid #000000"/>
    </style:style>
    <style:style style:name="Tabla1.K2" style:family="table-cell">
      <style:table-cell-properties fo:padding-left="0.191cm" fo:padding-right="0.191cm" fo:padding-top="0cm" fo:padding-bottom="0cm" fo:border="0.5pt solid #000000"/>
    </style:style>
    <style:style style:name="Tabla1.L2" style:family="table-cell">
      <style:table-cell-properties fo:padding-left="0.191cm" fo:padding-right="0.191cm" fo:padding-top="0cm" fo:padding-bottom="0cm" fo:border="0.5pt solid #000000"/>
    </style:style>
    <style:style style:name="Tabla1.M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B3" style:family="table-cell">
      <style:table-cell-properties fo:padding-left="0.191cm" fo:padding-right="0.191cm" fo:padding-top="0cm" fo:padding-bottom="0cm" fo:border="0.5pt solid #000000"/>
    </style:style>
    <style:style style:name="Tabla1.C3" style:family="table-cell">
      <style:table-cell-properties fo:padding-left="0.191cm" fo:padding-right="0.191cm" fo:padding-top="0cm" fo:padding-bottom="0cm" fo:border="0.5pt solid #000000"/>
    </style:style>
    <style:style style:name="Tabla1.D3" style:family="table-cell">
      <style:table-cell-properties fo:padding-left="0.191cm" fo:padding-right="0.191cm" fo:padding-top="0cm" fo:padding-bottom="0cm" fo:border="0.5pt solid #000000"/>
    </style:style>
    <style:style style:name="Tabla1.E3" style:family="table-cell">
      <style:table-cell-properties fo:padding-left="0.191cm" fo:padding-right="0.191cm" fo:padding-top="0cm" fo:padding-bottom="0cm" fo:border="0.5pt solid #000000"/>
    </style:style>
    <style:style style:name="Tabla1.F3" style:family="table-cell">
      <style:table-cell-properties fo:padding-left="0.191cm" fo:padding-right="0.191cm" fo:padding-top="0cm" fo:padding-bottom="0cm" fo:border="0.5pt solid #000000"/>
    </style:style>
    <style:style style:name="Tabla1.G3" style:family="table-cell">
      <style:table-cell-properties fo:padding-left="0.191cm" fo:padding-right="0.191cm" fo:padding-top="0cm" fo:padding-bottom="0cm" fo:border="0.5pt solid #000000"/>
    </style:style>
    <style:style style:name="Tabla1.H3" style:family="table-cell">
      <style:table-cell-properties fo:padding-left="0.191cm" fo:padding-right="0.191cm" fo:padding-top="0cm" fo:padding-bottom="0cm" fo:border="0.5pt solid #000000"/>
    </style:style>
    <style:style style:name="Tabla1.I3" style:family="table-cell">
      <style:table-cell-properties fo:padding-left="0.191cm" fo:padding-right="0.191cm" fo:padding-top="0cm" fo:padding-bottom="0cm" fo:border="0.5pt solid #000000"/>
    </style:style>
    <style:style style:name="Tabla1.J3" style:family="table-cell">
      <style:table-cell-properties fo:padding-left="0.191cm" fo:padding-right="0.191cm" fo:padding-top="0cm" fo:padding-bottom="0cm" fo:border="0.5pt solid #000000"/>
    </style:style>
    <style:style style:name="Tabla1.K3" style:family="table-cell">
      <style:table-cell-properties fo:padding-left="0.191cm" fo:padding-right="0.191cm" fo:padding-top="0cm" fo:padding-bottom="0cm" fo:border="0.5pt solid #000000"/>
    </style:style>
    <style:style style:name="Tabla1.L3" style:family="table-cell">
      <style:table-cell-properties fo:padding-left="0.191cm" fo:padding-right="0.191cm" fo:padding-top="0cm" fo:padding-bottom="0cm" fo:border="0.5pt solid #000000"/>
    </style:style>
    <style:style style:name="Tabla1.M3" style:family="table-cell">
      <style:table-cell-properties fo:padding-left="0.191cm" fo:padding-right="0.191cm" fo:padding-top="0cm" fo:padding-bottom="0cm" fo:border="0.5pt solid #000000"/>
    </style:style>
    <style:style style:name="Tabla1.A4" style:family="table-cell">
      <style:table-cell-properties fo:padding-left="0.191cm" fo:padding-right="0.191cm" fo:padding-top="0cm" fo:padding-bottom="0cm" fo:border="0.5pt solid #000000"/>
    </style:style>
    <style:style style:name="Tabla1.B4" style:family="table-cell">
      <style:table-cell-properties fo:padding-left="0.191cm" fo:padding-right="0.191cm" fo:padding-top="0cm" fo:padding-bottom="0cm" fo:border="0.5pt solid #000000"/>
    </style:style>
    <style:style style:name="Tabla1.C4" style:family="table-cell">
      <style:table-cell-properties fo:padding-left="0.191cm" fo:padding-right="0.191cm" fo:padding-top="0cm" fo:padding-bottom="0cm" fo:border="0.5pt solid #000000"/>
    </style:style>
    <style:style style:name="Tabla1.D4" style:family="table-cell">
      <style:table-cell-properties fo:padding-left="0.191cm" fo:padding-right="0.191cm" fo:padding-top="0cm" fo:padding-bottom="0cm" fo:border="0.5pt solid #000000"/>
    </style:style>
    <style:style style:name="Tabla1.E4" style:family="table-cell">
      <style:table-cell-properties fo:padding-left="0.191cm" fo:padding-right="0.191cm" fo:padding-top="0cm" fo:padding-bottom="0cm" fo:border="0.5pt solid #000000"/>
    </style:style>
    <style:style style:name="Tabla1.F4" style:family="table-cell">
      <style:table-cell-properties fo:padding-left="0.191cm" fo:padding-right="0.191cm" fo:padding-top="0cm" fo:padding-bottom="0cm" fo:border="0.5pt solid #000000"/>
    </style:style>
    <style:style style:name="Tabla1.G4" style:family="table-cell">
      <style:table-cell-properties fo:padding-left="0.191cm" fo:padding-right="0.191cm" fo:padding-top="0cm" fo:padding-bottom="0cm" fo:border="0.5pt solid #000000"/>
    </style:style>
    <style:style style:name="Tabla1.H4" style:family="table-cell">
      <style:table-cell-properties fo:padding-left="0.191cm" fo:padding-right="0.191cm" fo:padding-top="0cm" fo:padding-bottom="0cm" fo:border="0.5pt solid #000000"/>
    </style:style>
    <style:style style:name="Tabla1.I4" style:family="table-cell">
      <style:table-cell-properties fo:padding-left="0.191cm" fo:padding-right="0.191cm" fo:padding-top="0cm" fo:padding-bottom="0cm" fo:border="0.5pt solid #000000"/>
    </style:style>
    <style:style style:name="Tabla1.J4" style:family="table-cell">
      <style:table-cell-properties fo:padding-left="0.191cm" fo:padding-right="0.191cm" fo:padding-top="0cm" fo:padding-bottom="0cm" fo:border="0.5pt solid #000000"/>
    </style:style>
    <style:style style:name="Tabla1.K4" style:family="table-cell">
      <style:table-cell-properties fo:padding-left="0.191cm" fo:padding-right="0.191cm" fo:padding-top="0cm" fo:padding-bottom="0cm" fo:border="0.5pt solid #000000"/>
    </style:style>
    <style:style style:name="Tabla1.L4" style:family="table-cell">
      <style:table-cell-properties fo:padding-left="0.191cm" fo:padding-right="0.191cm" fo:padding-top="0cm" fo:padding-bottom="0cm" fo:border="0.5pt solid #000000"/>
    </style:style>
    <style:style style:name="Tabla1.M4" style:family="table-cell">
      <style:table-cell-properties fo:padding-left="0.191cm" fo:padding-right="0.191cm" fo:padding-top="0cm" fo:padding-bottom="0cm" fo:border="0.5pt solid #000000"/>
    </style:style>
    <style:style style:name="Tabla1.A5" style:family="table-cell">
      <style:table-cell-properties fo:padding-left="0.191cm" fo:padding-right="0.191cm" fo:padding-top="0cm" fo:padding-bottom="0cm" fo:border="0.5pt solid #000000"/>
    </style:style>
    <style:style style:name="Tabla1.B5" style:family="table-cell">
      <style:table-cell-properties fo:padding-left="0.191cm" fo:padding-right="0.191cm" fo:padding-top="0cm" fo:padding-bottom="0cm" fo:border="0.5pt solid #000000"/>
    </style:style>
    <style:style style:name="Tabla1.C5" style:family="table-cell">
      <style:table-cell-properties fo:padding-left="0.191cm" fo:padding-right="0.191cm" fo:padding-top="0cm" fo:padding-bottom="0cm" fo:border="0.5pt solid #000000"/>
    </style:style>
    <style:style style:name="Tabla1.D5" style:family="table-cell">
      <style:table-cell-properties fo:padding-left="0.191cm" fo:padding-right="0.191cm" fo:padding-top="0cm" fo:padding-bottom="0cm" fo:border="0.5pt solid #000000"/>
    </style:style>
    <style:style style:name="Tabla1.E5" style:family="table-cell">
      <style:table-cell-properties fo:padding-left="0.191cm" fo:padding-right="0.191cm" fo:padding-top="0cm" fo:padding-bottom="0cm" fo:border="0.5pt solid #000000"/>
    </style:style>
    <style:style style:name="Tabla1.F5" style:family="table-cell">
      <style:table-cell-properties fo:padding-left="0.191cm" fo:padding-right="0.191cm" fo:padding-top="0cm" fo:padding-bottom="0cm" fo:border="0.5pt solid #000000"/>
    </style:style>
    <style:style style:name="Tabla1.G5" style:family="table-cell">
      <style:table-cell-properties fo:padding-left="0.191cm" fo:padding-right="0.191cm" fo:padding-top="0cm" fo:padding-bottom="0cm" fo:border="0.5pt solid #000000"/>
    </style:style>
    <style:style style:name="Tabla1.H5" style:family="table-cell">
      <style:table-cell-properties fo:padding-left="0.191cm" fo:padding-right="0.191cm" fo:padding-top="0cm" fo:padding-bottom="0cm" fo:border="0.5pt solid #000000"/>
    </style:style>
    <style:style style:name="Tabla1.I5" style:family="table-cell">
      <style:table-cell-properties fo:padding-left="0.191cm" fo:padding-right="0.191cm" fo:padding-top="0cm" fo:padding-bottom="0cm" fo:border="0.5pt solid #000000"/>
    </style:style>
    <style:style style:name="Tabla1.J5" style:family="table-cell">
      <style:table-cell-properties fo:padding-left="0.191cm" fo:padding-right="0.191cm" fo:padding-top="0cm" fo:padding-bottom="0cm" fo:border="0.5pt solid #000000"/>
    </style:style>
    <style:style style:name="Tabla1.K5" style:family="table-cell">
      <style:table-cell-properties fo:padding-left="0.191cm" fo:padding-right="0.191cm" fo:padding-top="0cm" fo:padding-bottom="0cm" fo:border="0.5pt solid #000000"/>
    </style:style>
    <style:style style:name="Tabla1.L5" style:family="table-cell">
      <style:table-cell-properties fo:padding-left="0.191cm" fo:padding-right="0.191cm" fo:padding-top="0cm" fo:padding-bottom="0cm" fo:border="0.5pt solid #000000"/>
    </style:style>
    <style:style style:name="Tabla1.M5" style:family="table-cell">
      <style:table-cell-properties fo:padding-left="0.191cm" fo:padding-right="0.191cm" fo:padding-top="0cm" fo:padding-bottom="0cm" fo:border="0.5pt solid #000000"/>
    </style:style>
    <style:style style:name="Tabla1.A6" style:family="table-cell">
      <style:table-cell-properties fo:padding-left="0.191cm" fo:padding-right="0.191cm" fo:padding-top="0cm" fo:padding-bottom="0cm" fo:border="0.5pt solid #000000"/>
    </style:style>
    <style:style style:name="Tabla1.B6" style:family="table-cell">
      <style:table-cell-properties fo:padding-left="0.191cm" fo:padding-right="0.191cm" fo:padding-top="0cm" fo:padding-bottom="0cm" fo:border="0.5pt solid #000000"/>
    </style:style>
    <style:style style:name="Tabla1.C6" style:family="table-cell">
      <style:table-cell-properties fo:padding-left="0.191cm" fo:padding-right="0.191cm" fo:padding-top="0cm" fo:padding-bottom="0cm" fo:border="0.5pt solid #000000"/>
    </style:style>
    <style:style style:name="Tabla1.D6" style:family="table-cell">
      <style:table-cell-properties fo:padding-left="0.191cm" fo:padding-right="0.191cm" fo:padding-top="0cm" fo:padding-bottom="0cm" fo:border="0.5pt solid #000000"/>
    </style:style>
    <style:style style:name="Tabla1.E6" style:family="table-cell">
      <style:table-cell-properties fo:padding-left="0.191cm" fo:padding-right="0.191cm" fo:padding-top="0cm" fo:padding-bottom="0cm" fo:border="0.5pt solid #000000"/>
    </style:style>
    <style:style style:name="Tabla1.F6" style:family="table-cell">
      <style:table-cell-properties fo:padding-left="0.191cm" fo:padding-right="0.191cm" fo:padding-top="0cm" fo:padding-bottom="0cm" fo:border="0.5pt solid #000000"/>
    </style:style>
    <style:style style:name="Tabla1.G6" style:family="table-cell">
      <style:table-cell-properties fo:padding-left="0.191cm" fo:padding-right="0.191cm" fo:padding-top="0cm" fo:padding-bottom="0cm" fo:border="0.5pt solid #000000"/>
    </style:style>
    <style:style style:name="Tabla1.H6" style:family="table-cell">
      <style:table-cell-properties fo:padding-left="0.191cm" fo:padding-right="0.191cm" fo:padding-top="0cm" fo:padding-bottom="0cm" fo:border="0.5pt solid #000000"/>
    </style:style>
    <style:style style:name="Tabla1.I6" style:family="table-cell">
      <style:table-cell-properties fo:padding-left="0.191cm" fo:padding-right="0.191cm" fo:padding-top="0cm" fo:padding-bottom="0cm" fo:border="0.5pt solid #000000"/>
    </style:style>
    <style:style style:name="Tabla1.J6" style:family="table-cell">
      <style:table-cell-properties fo:padding-left="0.191cm" fo:padding-right="0.191cm" fo:padding-top="0cm" fo:padding-bottom="0cm" fo:border="0.5pt solid #000000"/>
    </style:style>
    <style:style style:name="Tabla1.K6" style:family="table-cell">
      <style:table-cell-properties fo:padding-left="0.191cm" fo:padding-right="0.191cm" fo:padding-top="0cm" fo:padding-bottom="0cm" fo:border="0.5pt solid #000000"/>
    </style:style>
    <style:style style:name="Tabla1.L6" style:family="table-cell">
      <style:table-cell-properties fo:padding-left="0.191cm" fo:padding-right="0.191cm" fo:padding-top="0cm" fo:padding-bottom="0cm" fo:border="0.5pt solid #000000"/>
    </style:style>
    <style:style style:name="Tabla1.M6" style:family="table-cell">
      <style:table-cell-properties fo:padding-left="0.191cm" fo:padding-right="0.191cm" fo:padding-top="0cm" fo:padding-bottom="0cm" fo:border="0.5pt solid #000000"/>
    </style:style>
    <style:style style:name="Tabla1.A7" style:family="table-cell">
      <style:table-cell-properties fo:padding-left="0.191cm" fo:padding-right="0.191cm" fo:padding-top="0cm" fo:padding-bottom="0cm" fo:border="0.5pt solid #000000"/>
    </style:style>
    <style:style style:name="Tabla1.B7" style:family="table-cell">
      <style:table-cell-properties fo:padding-left="0.191cm" fo:padding-right="0.191cm" fo:padding-top="0cm" fo:padding-bottom="0cm" fo:border="0.5pt solid #000000"/>
    </style:style>
    <style:style style:name="Tabla1.C7" style:family="table-cell">
      <style:table-cell-properties fo:padding-left="0.191cm" fo:padding-right="0.191cm" fo:padding-top="0cm" fo:padding-bottom="0cm" fo:border="0.5pt solid #000000"/>
    </style:style>
    <style:style style:name="Tabla1.D7" style:family="table-cell">
      <style:table-cell-properties fo:padding-left="0.191cm" fo:padding-right="0.191cm" fo:padding-top="0cm" fo:padding-bottom="0cm" fo:border="0.5pt solid #000000"/>
    </style:style>
    <style:style style:name="Tabla1.E7" style:family="table-cell">
      <style:table-cell-properties fo:padding-left="0.191cm" fo:padding-right="0.191cm" fo:padding-top="0cm" fo:padding-bottom="0cm" fo:border="0.5pt solid #000000"/>
    </style:style>
    <style:style style:name="Tabla1.F7" style:family="table-cell">
      <style:table-cell-properties fo:padding-left="0.191cm" fo:padding-right="0.191cm" fo:padding-top="0cm" fo:padding-bottom="0cm" fo:border="0.5pt solid #000000"/>
    </style:style>
    <style:style style:name="Tabla1.G7" style:family="table-cell">
      <style:table-cell-properties fo:padding-left="0.191cm" fo:padding-right="0.191cm" fo:padding-top="0cm" fo:padding-bottom="0cm" fo:border="0.5pt solid #000000"/>
    </style:style>
    <style:style style:name="Tabla1.H7" style:family="table-cell">
      <style:table-cell-properties fo:padding-left="0.191cm" fo:padding-right="0.191cm" fo:padding-top="0cm" fo:padding-bottom="0cm" fo:border="0.5pt solid #000000"/>
    </style:style>
    <style:style style:name="Tabla1.I7" style:family="table-cell">
      <style:table-cell-properties fo:padding-left="0.191cm" fo:padding-right="0.191cm" fo:padding-top="0cm" fo:padding-bottom="0cm" fo:border="0.5pt solid #000000"/>
    </style:style>
    <style:style style:name="Tabla1.J7" style:family="table-cell">
      <style:table-cell-properties fo:padding-left="0.191cm" fo:padding-right="0.191cm" fo:padding-top="0cm" fo:padding-bottom="0cm" fo:border="0.5pt solid #000000"/>
    </style:style>
    <style:style style:name="Tabla1.K7" style:family="table-cell">
      <style:table-cell-properties fo:padding-left="0.191cm" fo:padding-right="0.191cm" fo:padding-top="0cm" fo:padding-bottom="0cm" fo:border="0.5pt solid #000000"/>
    </style:style>
    <style:style style:name="Tabla1.L7" style:family="table-cell">
      <style:table-cell-properties fo:padding-left="0.191cm" fo:padding-right="0.191cm" fo:padding-top="0cm" fo:padding-bottom="0cm" fo:border="0.5pt solid #000000"/>
    </style:style>
    <style:style style:name="Tabla1.M7" style:family="table-cell">
      <style:table-cell-properties fo:padding-left="0.191cm" fo:padding-right="0.191cm" fo:padding-top="0cm" fo:padding-bottom="0cm" fo:border="0.5pt solid #000000"/>
    </style:style>
    <style:style style:name="P1" style:family="paragraph" style:parent-style-name="Text_20_body">
      <style:text-properties officeooo:rsid="0018910c" officeooo:paragraph-rsid="00227f08"/>
    </style:style>
    <style:style style:name="P2" style:family="paragraph" style:parent-style-name="Text_20_body">
      <style:text-properties officeooo:rsid="0018910c" officeooo:paragraph-rsid="004b5ee5"/>
    </style:style>
    <style:style style:name="P3" style:family="paragraph" style:parent-style-name="Text_20_body">
      <style:text-properties officeooo:paragraph-rsid="001e5ef0"/>
    </style:style>
    <style:style style:name="P4" style:family="paragraph" style:parent-style-name="Text_20_body">
      <style:text-properties officeooo:paragraph-rsid="00204928"/>
    </style:style>
    <style:style style:name="P5" style:family="paragraph" style:parent-style-name="Text_20_body">
      <style:text-properties officeooo:rsid="002d8f4a" officeooo:paragraph-rsid="002d8f4a"/>
    </style:style>
    <style:style style:name="P6" style:family="paragraph" style:parent-style-name="Text_20_body">
      <style:text-properties officeooo:rsid="0031cc0d" officeooo:paragraph-rsid="0037e487"/>
    </style:style>
    <style:style style:name="P7" style:family="paragraph" style:parent-style-name="Text_20_body">
      <style:text-properties officeooo:paragraph-rsid="003df888"/>
    </style:style>
    <style:style style:name="P8" style:family="paragraph" style:parent-style-name="Text_20_body">
      <style:text-properties officeooo:rsid="003e92e4" officeooo:paragraph-rsid="003e92e4"/>
    </style:style>
    <style:style style:name="P9" style:family="paragraph" style:parent-style-name="Text_20_body">
      <style:text-properties officeooo:rsid="0020f9e3" officeooo:paragraph-rsid="0020f9e3"/>
    </style:style>
    <style:style style:name="P10" style:family="paragraph" style:parent-style-name="Text_20_body">
      <style:text-properties officeooo:rsid="00544945" officeooo:paragraph-rsid="00544945"/>
    </style:style>
    <style:style style:name="P11" style:family="paragraph" style:parent-style-name="Text_20_body">
      <style:text-properties officeooo:paragraph-rsid="00611c52"/>
    </style:style>
    <style:style style:name="P12" style:family="paragraph" style:parent-style-name="Text_20_body">
      <style:text-properties officeooo:rsid="0067c556" officeooo:paragraph-rsid="006ce7ec"/>
    </style:style>
    <style:style style:name="P13" style:family="paragraph" style:parent-style-name="Text_20_body">
      <style:text-properties officeooo:rsid="0075c367" officeooo:paragraph-rsid="0075c367"/>
    </style:style>
    <style:style style:name="P14" style:family="paragraph" style:parent-style-name="Text_20_body">
      <style:text-properties officeooo:rsid="008b3124" officeooo:paragraph-rsid="008b3124"/>
    </style:style>
    <style:style style:name="P15" style:family="paragraph" style:parent-style-name="LO-normal">
      <style:paragraph-properties fo:text-align="center" style:justify-single-word="false" fo:orphans="0" fo:widows="0"/>
      <style:text-properties style:font-name="Times New Roman" officeooo:paragraph-rsid="00407747" style:font-name-asian="Times New Roman1" style:font-name-complex="Times New Roman1"/>
    </style:style>
    <style:style style:name="P16" style:family="paragraph" style:parent-style-name="LO-normal">
      <style:paragraph-properties fo:text-align="justify" style:justify-single-word="false" fo:orphans="0" fo:widows="0"/>
      <style:text-properties style:font-name="Times New Roman" officeooo:paragraph-rsid="00407747" style:font-name-asian="Times New Roman1" style:font-name-complex="Times New Roman1"/>
    </style:style>
    <style:style style:name="P17" style:family="paragraph" style:parent-style-name="LO-normal">
      <style:paragraph-properties fo:text-align="center" style:justify-single-word="false" fo:orphans="0" fo:widows="0"/>
      <style:text-properties style:font-name="Times New Roman" officeooo:rsid="00407747" officeooo:paragraph-rsid="00407747" style:font-name-asian="Times New Roman1" style:font-name-complex="Times New Roman1"/>
    </style:style>
    <style:style style:name="P18" style:family="paragraph" style:parent-style-name="LO-normal">
      <style:paragraph-properties fo:text-align="justify" style:justify-single-word="false" fo:orphans="0" fo:widows="0"/>
      <style:text-properties style:font-name="Times New Roman" officeooo:rsid="00407747" officeooo:paragraph-rsid="00407747" style:font-name-asian="Times New Roman1" style:font-name-complex="Times New Roman1"/>
    </style:style>
    <style:style style:name="P19" style:family="paragraph" style:parent-style-name="LO-normal">
      <style:paragraph-properties fo:text-align="justify" style:justify-single-word="false" fo:orphans="0" fo:widows="0"/>
      <style:text-properties style:font-name="Times New Roman" officeooo:rsid="00420021" officeooo:paragraph-rsid="00420021" style:font-name-asian="Times New Roman1" style:font-name-complex="Times New Roman1"/>
    </style:style>
    <style:style style:name="P20" style:family="paragraph" style:parent-style-name="LO-normal">
      <style:paragraph-properties fo:text-align="justify" style:justify-single-word="false" fo:orphans="0" fo:widows="0"/>
      <style:text-properties style:font-name="Times New Roman" officeooo:rsid="0056129b" officeooo:paragraph-rsid="0056129b" style:font-name-asian="Times New Roman1" style:font-name-complex="Times New Roman1"/>
    </style:style>
    <style:style style:name="P21" style:family="paragraph" style:parent-style-name="LO-normal">
      <style:paragraph-properties fo:text-align="justify" style:justify-single-word="false" fo:orphans="0" fo:widows="0"/>
      <style:text-properties style:font-name="Times New Roman" officeooo:rsid="009a1cb0" officeooo:paragraph-rsid="009a1cb0" style:font-name-asian="Times New Roman1" style:font-name-complex="Times New Roman1"/>
    </style:style>
    <style:style style:name="P22" style:family="paragraph" style:parent-style-name="LO-normal">
      <style:paragraph-properties fo:text-align="justify" style:justify-single-word="false" fo:orphans="0" fo:widows="0"/>
      <style:text-properties style:font-name="Times New Roman" officeooo:rsid="009a8222" officeooo:paragraph-rsid="009a8222" style:font-name-asian="Times New Roman1" style:font-name-complex="Times New Roman1"/>
    </style:style>
    <style:style style:name="P23" style:family="paragraph" style:parent-style-name="Heading_20_1">
      <style:text-properties officeooo:paragraph-rsid="00923485"/>
    </style:style>
    <style:style style:name="P24" style:family="paragraph" style:parent-style-name="Heading_20_1">
      <style:text-properties officeooo:paragraph-rsid="0031388b"/>
    </style:style>
    <style:style style:name="P25" style:family="paragraph" style:parent-style-name="Text_20_body" style:list-style-name="Numbering_20_123"/>
    <style:style style:name="P26" style:family="paragraph" style:parent-style-name="Text_20_body" style:list-style-name="Numbering_20_123">
      <style:text-properties officeooo:paragraph-rsid="00307cae"/>
    </style:style>
    <style:style style:name="P27" style:family="paragraph" style:parent-style-name="Text_20_body" style:list-style-name="Numbering_20_123">
      <style:text-properties officeooo:paragraph-rsid="00310e01"/>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434e6" style:font-style-asian="italic" style:font-style-complex="italic"/>
    </style:style>
    <style:style style:name="T4" style:family="text">
      <style:text-properties fo:font-style="italic" officeooo:rsid="005228aa" style:font-style-asian="italic" style:font-style-complex="italic"/>
    </style:style>
    <style:style style:name="T5" style:family="text">
      <style:text-properties fo:font-style="italic" officeooo:rsid="007b98ac" style:font-style-asian="italic" style:font-style-complex="italic"/>
    </style:style>
    <style:style style:name="T6" style:family="text">
      <style:text-properties fo:font-style="italic" officeooo:rsid="008513c2" style:font-style-asian="italic" style:font-style-complex="italic"/>
    </style:style>
    <style:style style:name="T7" style:family="text">
      <style:text-properties fo:font-style="italic" officeooo:rsid="008c6449" style:font-style-asian="italic" style:font-style-complex="italic"/>
    </style:style>
    <style:style style:name="T8" style:family="text">
      <style:text-properties fo:font-style="italic" officeooo:rsid="0090f5d3" style:font-style-asian="italic" style:font-style-complex="italic"/>
    </style:style>
    <style:style style:name="T9" style:family="text">
      <style:text-properties officeooo:rsid="00183ead"/>
    </style:style>
    <style:style style:name="T10" style:family="text">
      <style:text-properties officeooo:rsid="0018910c"/>
    </style:style>
    <style:style style:name="T11" style:family="text">
      <style:text-properties officeooo:rsid="0018d316"/>
    </style:style>
    <style:style style:name="T12" style:family="text">
      <style:text-properties officeooo:rsid="0019233c"/>
    </style:style>
    <style:style style:name="T13" style:family="text">
      <style:text-properties officeooo:rsid="0019ff4c"/>
    </style:style>
    <style:style style:name="T14" style:family="text">
      <style:text-properties officeooo:rsid="001dd8d5"/>
    </style:style>
    <style:style style:name="T15" style:family="text">
      <style:text-properties officeooo:rsid="001e5ef0"/>
    </style:style>
    <style:style style:name="T16" style:family="text">
      <style:text-properties officeooo:rsid="001f9ed6"/>
    </style:style>
    <style:style style:name="T17" style:family="text">
      <style:text-properties officeooo:rsid="001fd948"/>
    </style:style>
    <style:style style:name="T18" style:family="text">
      <style:text-properties fo:font-style="normal" style:font-style-asian="normal" style:font-style-complex="normal"/>
    </style:style>
    <style:style style:name="T19" style:family="text">
      <style:text-properties fo:font-style="normal" officeooo:rsid="001fd948" style:font-style-asian="normal" style:font-style-complex="normal"/>
    </style:style>
    <style:style style:name="T20" style:family="text">
      <style:text-properties fo:font-style="normal" officeooo:rsid="003434e6" style:font-style-asian="normal" style:font-style-complex="normal"/>
    </style:style>
    <style:style style:name="T21" style:family="text">
      <style:text-properties fo:font-style="normal" officeooo:rsid="00373a24" style:font-style-asian="normal" style:font-style-complex="normal"/>
    </style:style>
    <style:style style:name="T22" style:family="text">
      <style:text-properties officeooo:rsid="00204928"/>
    </style:style>
    <style:style style:name="T23" style:family="text">
      <style:text-properties officeooo:rsid="0020f9e3"/>
    </style:style>
    <style:style style:name="T24" style:family="text">
      <style:text-properties officeooo:rsid="0021f8d4"/>
    </style:style>
    <style:style style:name="T25" style:family="text">
      <style:text-properties officeooo:rsid="00227f08"/>
    </style:style>
    <style:style style:name="T26" style:family="text">
      <style:text-properties officeooo:rsid="00232764"/>
    </style:style>
    <style:style style:name="T27" style:family="text">
      <style:text-properties officeooo:rsid="0028ef3c"/>
    </style:style>
    <style:style style:name="T28" style:family="text">
      <style:text-properties officeooo:rsid="002ab3c1"/>
    </style:style>
    <style:style style:name="T29" style:family="text">
      <style:text-properties officeooo:rsid="002c45ba"/>
    </style:style>
    <style:style style:name="T30" style:family="text">
      <style:text-properties officeooo:rsid="002d8f4a"/>
    </style:style>
    <style:style style:name="T31" style:family="text">
      <style:text-properties officeooo:rsid="00324d31"/>
    </style:style>
    <style:style style:name="T32" style:family="text">
      <style:text-properties officeooo:rsid="003434e6"/>
    </style:style>
    <style:style style:name="T33" style:family="text">
      <style:text-properties officeooo:rsid="00355a58"/>
    </style:style>
    <style:style style:name="T34" style:family="text">
      <style:text-properties officeooo:rsid="00373a24"/>
    </style:style>
    <style:style style:name="T35" style:family="text">
      <style:text-properties style:text-position="sub 58%" fo:font-style="normal" officeooo:rsid="00373a24" style:font-style-asian="normal" style:font-style-complex="normal"/>
    </style:style>
    <style:style style:name="T36" style:family="text">
      <style:text-properties style:text-position="0% 100%" fo:font-style="normal" officeooo:rsid="00373a24" style:font-style-asian="normal" style:font-style-complex="normal"/>
    </style:style>
    <style:style style:name="T37" style:family="text">
      <style:text-properties style:text-position="0% 100%" fo:font-style="normal" officeooo:rsid="0018910c" style:font-style-asian="normal" style:font-style-complex="normal"/>
    </style:style>
    <style:style style:name="T38" style:family="text">
      <style:text-properties style:text-position="0% 100%" officeooo:rsid="0018910c" style:font-style-asian="normal" style:font-style-complex="normal"/>
    </style:style>
    <style:style style:name="T39" style:family="text">
      <style:text-properties style:text-position="0% 100%" officeooo:rsid="0098d6be" style:font-style-asian="normal" style:font-style-complex="normal"/>
    </style:style>
    <style:style style:name="T40" style:family="text">
      <style:text-properties officeooo:rsid="003c7a41"/>
    </style:style>
    <style:style style:name="T41" style:family="text">
      <style:text-properties officeooo:rsid="003e92e4"/>
    </style:style>
    <style:style style:name="T42" style:family="text">
      <style:text-properties fo:font-variant="normal" fo:text-transform="none" style:text-position="0% 100%" fo:font-style="normal" style:text-underline-style="none" fo:font-weight="normal"/>
    </style:style>
    <style:style style:name="T43" style:family="text">
      <style:text-properties officeooo:rsid="00307cae"/>
    </style:style>
    <style:style style:name="T44" style:family="text">
      <style:text-properties officeooo:rsid="00486210"/>
    </style:style>
    <style:style style:name="T45" style:family="text">
      <style:text-properties officeooo:rsid="004a3a23"/>
    </style:style>
    <style:style style:name="T46" style:family="text">
      <style:text-properties officeooo:rsid="004b5ee5"/>
    </style:style>
    <style:style style:name="T47" style:family="text">
      <style:text-properties officeooo:rsid="004d47cd"/>
    </style:style>
    <style:style style:name="T48" style:family="text">
      <style:text-properties officeooo:rsid="004e82b9"/>
    </style:style>
    <style:style style:name="T49" style:family="text">
      <style:text-properties officeooo:rsid="00505ae2"/>
    </style:style>
    <style:style style:name="T50" style:family="text">
      <style:text-properties officeooo:rsid="0052047e"/>
    </style:style>
    <style:style style:name="T51" style:family="text">
      <style:text-properties officeooo:rsid="005228aa"/>
    </style:style>
    <style:style style:name="T52" style:family="text">
      <style:text-properties officeooo:rsid="0052f927"/>
    </style:style>
    <style:style style:name="T53" style:family="text">
      <style:text-properties officeooo:rsid="00534728"/>
    </style:style>
    <style:style style:name="T54" style:family="text">
      <style:text-properties officeooo:rsid="00542ef9"/>
    </style:style>
    <style:style style:name="T55" style:family="text">
      <style:text-properties officeooo:rsid="0056129b"/>
    </style:style>
    <style:style style:name="T56" style:family="text">
      <style:text-properties style:font-name="Liberation Sans" fo:font-size="16pt" style:text-underline-style="solid" style:text-underline-width="auto" style:text-underline-color="font-color" fo:font-weight="normal" officeooo:rsid="005f7b34" style:font-name-asian="Microsoft YaHei" style:font-size-asian="28pt" style:font-weight-asian="bold" style:font-name-complex="Lucida Sans" style:font-size-complex="28pt" style:font-weight-complex="bold"/>
    </style:style>
    <style:style style:name="T57" style:family="text">
      <style:text-properties officeooo:rsid="00611c52"/>
    </style:style>
    <style:style style:name="T58" style:family="text">
      <style:text-properties officeooo:rsid="006283b0"/>
    </style:style>
    <style:style style:name="T59" style:family="text">
      <style:text-properties officeooo:rsid="006409bd"/>
    </style:style>
    <style:style style:name="T60" style:family="text">
      <style:text-properties officeooo:rsid="0068cd24"/>
    </style:style>
    <style:style style:name="T61" style:family="text">
      <style:text-properties officeooo:rsid="00698b1e"/>
    </style:style>
    <style:style style:name="T62" style:family="text">
      <style:text-properties officeooo:rsid="006a9f4b"/>
    </style:style>
    <style:style style:name="T63" style:family="text">
      <style:text-properties officeooo:rsid="006b4b32"/>
    </style:style>
    <style:style style:name="T64" style:family="text">
      <style:text-properties officeooo:rsid="006d574e"/>
    </style:style>
    <style:style style:name="T65" style:family="text">
      <style:text-properties officeooo:rsid="006d5f47"/>
    </style:style>
    <style:style style:name="T66" style:family="text">
      <style:text-properties officeooo:rsid="006d640d"/>
    </style:style>
    <style:style style:name="T67" style:family="text">
      <style:text-properties officeooo:rsid="006f62f7"/>
    </style:style>
    <style:style style:name="T68" style:family="text">
      <style:text-properties officeooo:rsid="0070353d"/>
    </style:style>
    <style:style style:name="T69" style:family="text">
      <style:text-properties officeooo:rsid="00706b5a"/>
    </style:style>
    <style:style style:name="T70" style:family="text">
      <style:text-properties officeooo:rsid="00734a3b"/>
    </style:style>
    <style:style style:name="T71" style:family="text">
      <style:text-properties officeooo:rsid="0074777e"/>
    </style:style>
    <style:style style:name="T72" style:family="text">
      <style:text-properties officeooo:rsid="007768bd"/>
    </style:style>
    <style:style style:name="T73" style:family="text">
      <style:text-properties officeooo:rsid="0079686f"/>
    </style:style>
    <style:style style:name="T74" style:family="text">
      <style:text-properties officeooo:rsid="007991f0"/>
    </style:style>
    <style:style style:name="T75" style:family="text">
      <style:text-properties officeooo:rsid="007a9b64"/>
    </style:style>
    <style:style style:name="T76" style:family="text">
      <style:text-properties officeooo:rsid="007b98ac"/>
    </style:style>
    <style:style style:name="T77" style:family="text">
      <style:text-properties officeooo:rsid="007c4892"/>
    </style:style>
    <style:style style:name="T78" style:family="text">
      <style:text-properties officeooo:rsid="0082f090"/>
    </style:style>
    <style:style style:name="T79" style:family="text">
      <style:text-properties officeooo:rsid="008513c2"/>
    </style:style>
    <style:style style:name="T80" style:family="text">
      <style:text-properties officeooo:rsid="0086039e"/>
    </style:style>
    <style:style style:name="T81" style:family="text">
      <style:text-properties officeooo:rsid="00865a1b"/>
    </style:style>
    <style:style style:name="T82" style:family="text">
      <style:text-properties officeooo:rsid="008815e3"/>
    </style:style>
    <style:style style:name="T83" style:family="text">
      <style:text-properties officeooo:rsid="008c6449"/>
    </style:style>
    <style:style style:name="T84" style:family="text">
      <style:text-properties officeooo:rsid="008da92f"/>
    </style:style>
    <style:style style:name="T85" style:family="text">
      <style:text-properties officeooo:rsid="008efea6"/>
    </style:style>
    <style:style style:name="T86" style:family="text">
      <style:text-properties officeooo:rsid="0090b480"/>
    </style:style>
    <style:style style:name="T87" style:family="text">
      <style:text-properties officeooo:rsid="0090f5d3"/>
    </style:style>
    <style:style style:name="T88" style:family="text">
      <style:text-properties officeooo:rsid="009439fe"/>
    </style:style>
    <style:style style:name="T89" style:family="text">
      <style:text-properties officeooo:rsid="009624e6"/>
    </style:style>
    <style:style style:name="T90" style:family="text">
      <style:text-properties officeooo:rsid="0097a1df"/>
    </style:style>
    <style:style style:name="T91" style:family="text">
      <style:text-properties officeooo:rsid="0097db59"/>
    </style:style>
    <style:style style:name="T92" style:family="text">
      <style:text-properties officeooo:rsid="0098b0fb"/>
    </style:style>
    <style:style style:name="T93" style:family="text">
      <style:text-properties officeooo:rsid="0099e4f9"/>
    </style:style>
    <style:style style:name="T94" style:family="text">
      <style:text-properties officeooo:rsid="009a1cb0"/>
    </style:style>
    <style:style style:name="T95" style:family="text">
      <style:text-properties officeooo:rsid="009c8171"/>
    </style:style>
    <style:style style:name="T96" style:family="text">
      <style:text-properties officeooo:rsid="009f070d"/>
    </style:style>
    <style:style style:name="T9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ffice:annotation office:name="__Annotation__4532_2287427040" loext:resolved="false"><dc:creator>Lican Martínez</dc:creator><dc:date>2021-05-31T17:46:15.046000000</dc:date><meta:creator-initials>LM</meta:creator-initials><text:p text:style-name="P28"><text:span text:style-name="T97">Muy mejorable el título</text:span></text:p></office:annotation>Invasiones biológicas como factores de cambio global sobre la biodiversidad nativa: la introducción de Bombus terrestris en Patagonia y su efecto en <text:span text:style-name="T56">las poblaciones del</text:span> abejorro nativo Bombus dahlbomii.<office:annotation-end office:name="__Annotation__4532_2287427040"/></text:p>
      <text:p text:style-name="Subtitle">Proyecto de tesina para optar al grado de Licenciado en Ciencias Biológicas.</text:p>
      <text:p text:style-name="Text_20_body"/>
      <text:p text:style-name="Subtitle"><text:span text:style-name="Strong_20_Emphasis">Tesista: </text:span>Lican Martínez</text:p>
      <text:p text:style-name="Subtitle"><office:annotation office:name="__Annotation__1157_1820993587" loext:resolved="false"><dc:creator>Lican Martínez</dc:creator><dc:date>2021-06-01T11:22:09.526000000</dc:date><meta:creator-initials>LM</meta:creator-initials><text:p text:style-name="P29"><text:span text:style-name="T98">Conviene que este sea el orden o al revés?</text:span></text:p></office:annotation><text:span text:style-name="Strong_20_Emphasis">Director:</text:span> Eduardo Enrique Zattara</text:p>
      <text:p text:style-name="Subtitle"><text:span text:style-name="Strong_20_Emphasis">Co-Directora:</text:span> Marina Arbetman<office:annotation-end office:name="__Annotation__1157_1820993587"/></text:p>
      <text:p text:style-name="Subtitle">Grupo de Ecología de la Polinización, Universidad Nacional del Comahue, Centro Regional Universitario Bariloche – CRUB, 8400, San Carlos de Bariloche, Argentina.</text:p>
      <text:p text:style-name="Text_20_body"/>
      <text:h text:style-name="Heading_20_1" text:outline-level="1">Resumen general del proyecto</text:h>
      <text:h text:style-name="Heading_20_1" text:outline-level="1">Fundamentación</text:h>
      <text:p text:style-name="P11"><text:span text:style-name="T57">Las invasiones biológicas son un fenómeno a escala global y de frecuencia creciente en los últimos años </text:span><text:reference-mark-start text:name="ZOTERO_ITEM CSL_CITATION {&quot;citationID&quot;:&quot;kqwGea0I&quot;,&quot;properties&quot;:{&quot;formattedCitation&quot;:&quot;(Chown et\\uc0\\u160{}al., 2016)&quot;,&quot;plainCitation&quot;:&quot;(Chown et al., 2016)&quot;,&quot;noteIndex&quot;:0},&quot;citationItems&quot;:[{&quot;id&quot;:576,&quot;uris&quot;:[&quot;http://zotero.org/users/local/6rqxkIuo/items/8YX7UTTB&quot;],&quot;uri&quot;:[&quot;http://zotero.org/users/local/6rqxkIuo/items/8YX7UTTB&quot;],&quot;itemData&quot;:{&quot;id&quot;:576,&quot;type&quot;:&quot;article-journal&quot;,&quot;container-title&quot;:&quot;Crop Breeding&quot;,&quot;note&quot;:&quot;publisher: Apple Academic Press&quot;,&quot;page&quot;:&quot;59–114&quot;,&quot;source&quot;:&quot;Google Scholar&quot;,&quot;title&quot;:&quot;Biological invasions, climate change, and genomics&quot;,&quot;author&quot;:[{&quot;family&quot;:&quot;Chown&quot;,&quot;given&quot;:&quot;Steven L.&quot;},{&quot;family&quot;:&quot;Hodgins&quot;,&quot;given&quot;:&quot;Kathryn A.&quot;},{&quot;family&quot;:&quot;Griffin&quot;,&quot;given&quot;:&quot;Philippa C.&quot;}],&quot;issued&quot;:{&quot;date-parts&quot;:[[&quot;2016&quot;]]}}}],&quot;schema&quot;:&quot;https://github.com/citation-style-language/schema/raw/master/csl-citation.json&quot;} RNDa7s7Zxy3GL"/><text:span text:style-name="T42">(Chown et al., 2016)</text:span><text:reference-mark-end text:name="ZOTERO_ITEM CSL_CITATION {&quot;citationID&quot;:&quot;kqwGea0I&quot;,&quot;properties&quot;:{&quot;formattedCitation&quot;:&quot;(Chown et\\uc0\\u160{}al., 2016)&quot;,&quot;plainCitation&quot;:&quot;(Chown et al., 2016)&quot;,&quot;noteIndex&quot;:0},&quot;citationItems&quot;:[{&quot;id&quot;:576,&quot;uris&quot;:[&quot;http://zotero.org/users/local/6rqxkIuo/items/8YX7UTTB&quot;],&quot;uri&quot;:[&quot;http://zotero.org/users/local/6rqxkIuo/items/8YX7UTTB&quot;],&quot;itemData&quot;:{&quot;id&quot;:576,&quot;type&quot;:&quot;article-journal&quot;,&quot;container-title&quot;:&quot;Crop Breeding&quot;,&quot;note&quot;:&quot;publisher: Apple Academic Press&quot;,&quot;page&quot;:&quot;59–114&quot;,&quot;source&quot;:&quot;Google Scholar&quot;,&quot;title&quot;:&quot;Biological invasions, climate change, and genomics&quot;,&quot;author&quot;:[{&quot;family&quot;:&quot;Chown&quot;,&quot;given&quot;:&quot;Steven L.&quot;},{&quot;family&quot;:&quot;Hodgins&quot;,&quot;given&quot;:&quot;Kathryn A.&quot;},{&quot;family&quot;:&quot;Griffin&quot;,&quot;given&quot;:&quot;Philippa C.&quot;}],&quot;issued&quot;:{&quot;date-parts&quot;:[[&quot;2016&quot;]]}}}],&quot;schema&quot;:&quot;https://github.com/citation-style-language/schema/raw/master/csl-citation.json&quot;} RNDa7s7Zxy3GL"/><text:span text:style-name="T57">. </text:span><text:span text:style-name="T58">En muchas ocasiones, su origen se debe a introducciones accidentales como efecto colateral de diferentes actividades humanas. En otras, son iniciadas por introducciones intencionadas con el objetivo de suplir alguna función biológica de interés económico. </text:span><text:span text:style-name="T59">En cualquier caso, la proliferación descontrolada de especies introducidas suele terminar en procesos de desplazamiento y reducción de la biodiversidad nativa (</text:span><text:span text:style-name="refs"><text:span text:style-name="T59">refs</text:span></text:span><text:span text:style-name="T59">).</text:span></text:p>
      <text:p text:style-name="P12">Los factores que determinan el éxito de la invasión de una especie <text:span text:style-name="T61">están asociados</text:span> <text:span text:style-name="T61">por un lado</text:span> <text:span text:style-name="T61">a</text:span> las propiedades de su <text:span text:style-name="T60">fisiología, </text:span>historia de vida <text:span text:style-name="T61">y desarrollo; y por otro lado a las características bióticas y abióticas del</text:span><text:span text:style-name="T60"> ecosistema de destino </text:span><text:span text:style-name="T62">(</text:span><text:span text:style-name="refs"><text:span text:style-name="T62">ref</text:span></text:span><text:span text:style-name="refs"><text:span text:style-name="T66">s</text:span></text:span><text:span text:style-name="T62">)</text:span><text:span text:style-name="T60">. </text:span><text:span text:style-name="T70">Estas</text:span><text:span text:style-name="T63"> p</text:span><text:span text:style-name="T65">ropiedades intrínsecas de la especie invasora están</text:span><text:span text:style-name="T63"> principalmente determinadas por las presiones selectivas del ecosistema donde ha evolucionado la especie. Por lo tanto, al arribar a un nuevo ecosistema es esperable que </text:span><text:span text:style-name="T64">su asentamiento se produzca de forma más marcada en las regiones con similitudes ecológicas al ambiente de origen. </text:span><text:span text:style-name="T71">Como consecuencia de esto</text:span><text:span text:style-name="T66">, </text:span><text:span text:style-name="T67">los constituyentes de la biodiversidad nativa que son más susceptibles de sufrir </text:span><text:span text:style-name="T68">desplazamientos competitivos son aquellos que se desarrollen en nichos ecológicos equivalentes al nicho fundamental de la especie invasora (</text:span><text:span text:style-name="refs"><text:span text:style-name="T68">refs que explique el tema del nicho fundamental y realizado </text:span></text:span><text:span text:style-name="refs"><text:span text:style-name="T95">en contexto de competencia</text:span></text:span><text:span text:style-name="refs"><text:span text:style-name="T68">, </text:span></text:span><text:span text:style-name="refs"><text:span text:style-name="T69">esquema BAM </text:span></text:span><text:span text:style-name="refs"><text:span text:style-name="T82">Peterson, Thaumund</text:span></text:span><text:span text:style-name="T68">).</text:span></text:p>
      <text:p text:style-name="P13">La naturaleza <text:span text:style-name="T72">reciente</text:span> de los fenómenos de invasión los vuelve sistemas interesantes para estudiar <text:span text:style-name="T73">la dinámica temprana de</text:span>, <text:span text:style-name="T72">por un lado,</text:span> l<text:span text:style-name="T73">a</text:span> re-configuración d<text:span text:style-name="T73">el</text:span> patr<text:span text:style-name="T73">ón</text:span> de uso de nicho de la especie invasora <text:span text:style-name="T72">y, por otro lado,</text:span> los efectos que la introducción de estos nuevos agentes <text:span text:style-name="T73">bióticos</text:span> tiene en el uso de nicho de las especies nativas. <text:span text:style-name="T74">En el primer caso, las especies invasoras pueden servir de modelo para estudiar procesos de adaptación y aclimatación a ambientes que no estaban accesibles en la región en la que evolucionaron. Esto es de interés para responder tanto preguntas </text:span><text:soft-page-break/><text:span text:style-name="T74">fundamentales de la ecología evolutiva como preguntas asociadas a las posibilidades de control biológico en potenciales introducciones futuras. <text:s/>Por otra parte, estudiar los fenómenos de re-ajuste de la biodiversidad local en respuesta a las invasiones biológicas es fundamental para poder ponderar los beneficios económicos asociados a las introducciones intencionadas con los costes medio-ambientales que estas </text:span><text:span text:style-name="T75">acciones</text:span><text:span text:style-name="T74"> implican.</text:span></text:p>
      <text:p text:style-name="Text_20_body"><text:span text:style-name="T76">En este sentido, un sistema de estudio interesante para abordar algunas de estas preguntas es la </text:span><office:annotation office:name="__Annotation__5943_2287427040" loext:resolved="false"><dc:creator>Lican Martínez</dc:creator><dc:date>2021-06-01T09:58:44.363000000</dc:date><meta:creator-initials>LM</meta:creator-initials><text:p text:style-name="P28"><text:span text:style-name="T97">Habrá gente que no le guste hablar de comunidad si incluye exóticas no?</text:span></text:p><text:p text:style-name="P28"><text:span text:style-name="T97">Para mí es válido...</text:span></text:p></office:annotation><text:span text:style-name="T76">comunidad de abejorros</text:span><office:annotation-end office:name="__Annotation__5943_2287427040"/><text:span text:style-name="T76"> </text:span><text:span text:style-name="T78">de la región andino-patagónica</text:span><text:span text:style-name="T76">, compuesta por dos especies introducidas </text:span><text:span text:style-name="T77">recientemente </text:span><text:span text:style-name="T76">(</text:span><text:span text:style-name="T5">Bombus terrestris</text:span><text:span text:style-name="T76"> y </text:span><text:span text:style-name="T5">Bombus ruderatus</text:span><text:span text:style-name="T76">) y una especie nativa (</text:span><text:span text:style-name="T5">Bombus dahlbomii</text:span><text:span text:style-name="T76">) </text:span><text:reference-mark-start text:name="ZOTERO_ITEM CSL_CITATION {&quot;citationID&quot;:&quot;pyY8mCm1&quot;,&quot;properties&quot;:{&quot;formattedCitation&quot;:&quot;(Morales et\\uc0\\u160{}al., 2013)&quot;,&quot;plainCitation&quot;:&quot;(Morales et al., 2013)&quot;,&quot;noteIndex&quot;:0},&quot;citationItems&quot;:[{&quot;id&quot;:569,&quot;uris&quot;:[&quot;http://zotero.org/users/local/6rqxkIuo/items/GN2TTVGM&quot;],&quot;uri&quot;:[&quot;http://zotero.org/users/local/6rqxkIuo/items/GN2TTVGM&quot;],&quot;itemData&quot;:{&quot;id&quot;:569,&quot;type&quot;:&quot;article-journal&quot;,&quot;container-title&quot;:&quot;Frontiers in Ecology and the Environment&quot;,&quot;issue&quot;:&quot;10&quot;,&quot;note&quot;:&quot;publisher: Wiley Online Library&quot;,&quot;page&quot;:&quot;529–534&quot;,&quot;source&quot;:&quot;Google Scholar&quot;,&quot;title&quot;:&quot;Rapid ecological replacement of a native bumble bee by invasive species&quot;,&quot;volume&quot;:&quot;11&quot;,&quot;author&quot;:[{&quot;family&quot;:&quot;Morales&quot;,&quot;given&quot;:&quot;C. L.&quot;},{&quot;family&quot;:&quot;Arbetman&quot;,&quot;given&quot;:&quot;Marina P.&quot;},{&quot;family&quot;:&quot;Cameron&quot;,&quot;given&quot;:&quot;Sydney A.&quot;},{&quot;family&quot;:&quot;Aizen&quot;,&quot;given&quot;:&quot;Marcelo A.&quot;}],&quot;issued&quot;:{&quot;date-parts&quot;:[[&quot;2013&quot;]]}}}],&quot;schema&quot;:&quot;https://github.com/citation-style-language/schema/raw/master/csl-citation.json&quot;} RNDyrhn7inA8K"/><text:span text:style-name="T42">(Morales et al., 2013)</text:span><text:reference-mark-end text:name="ZOTERO_ITEM CSL_CITATION {&quot;citationID&quot;:&quot;pyY8mCm1&quot;,&quot;properties&quot;:{&quot;formattedCitation&quot;:&quot;(Morales et\\uc0\\u160{}al., 2013)&quot;,&quot;plainCitation&quot;:&quot;(Morales et al., 2013)&quot;,&quot;noteIndex&quot;:0},&quot;citationItems&quot;:[{&quot;id&quot;:569,&quot;uris&quot;:[&quot;http://zotero.org/users/local/6rqxkIuo/items/GN2TTVGM&quot;],&quot;uri&quot;:[&quot;http://zotero.org/users/local/6rqxkIuo/items/GN2TTVGM&quot;],&quot;itemData&quot;:{&quot;id&quot;:569,&quot;type&quot;:&quot;article-journal&quot;,&quot;container-title&quot;:&quot;Frontiers in Ecology and the Environment&quot;,&quot;issue&quot;:&quot;10&quot;,&quot;note&quot;:&quot;publisher: Wiley Online Library&quot;,&quot;page&quot;:&quot;529–534&quot;,&quot;source&quot;:&quot;Google Scholar&quot;,&quot;title&quot;:&quot;Rapid ecological replacement of a native bumble bee by invasive species&quot;,&quot;volume&quot;:&quot;11&quot;,&quot;author&quot;:[{&quot;family&quot;:&quot;Morales&quot;,&quot;given&quot;:&quot;C. L.&quot;},{&quot;family&quot;:&quot;Arbetman&quot;,&quot;given&quot;:&quot;Marina P.&quot;},{&quot;family&quot;:&quot;Cameron&quot;,&quot;given&quot;:&quot;Sydney A.&quot;},{&quot;family&quot;:&quot;Aizen&quot;,&quot;given&quot;:&quot;Marcelo A.&quot;}],&quot;issued&quot;:{&quot;date-parts&quot;:[[&quot;2013&quot;]]}}}],&quot;schema&quot;:&quot;https://github.com/citation-style-language/schema/raw/master/csl-citation.json&quot;} RNDyrhn7inA8K"/><text:span text:style-name="T76">. </text:span><text:span text:style-name="T78">Ambas especies exóticas fueron introducidas para realizar polinización asistida en cultivos en invernadero en Chile, pero luego de varios eventos de escape de colonias comerciales ambas especies lograron asilvestrarse y dispersarse a lo largo de la región </text:span><text:reference-mark-start text:name="ZOTERO_ITEM CSL_CITATION {&quot;citationID&quot;:&quot;0gcIxKCo&quot;,&quot;properties&quot;:{&quot;formattedCitation&quot;:&quot;(Schmid-Hempel et\\uc0\\u160{}al., 2014)&quot;,&quot;plainCitation&quot;:&quot;(Schmid-Hempel et al., 2014)&quot;,&quot;noteIndex&quot;:0},&quot;citationItems&quot;:[{&quot;id&quot;:581,&quot;uris&quot;:[&quot;http://zotero.org/users/local/6rqxkIuo/items/J4GZ6KMR&quot;],&quot;uri&quot;:[&quot;http://zotero.org/users/local/6rqxkIuo/items/J4GZ6KMR&quot;],&quot;itemData&quot;:{&quot;id&quot;:581,&quot;type&quot;:&quot;article-journal&quot;,&quot;container-title&quot;:&quot;Journal of Animal Ecology&quot;,&quot;issue&quot;:&quot;4&quot;,&quot;note&quot;:&quot;publisher: Wiley Online Library&quot;,&quot;page&quot;:&quot;823–837&quot;,&quot;source&quot;:&quot;Google Scholar&quot;,&quot;title&quot;:&quot;The invasion of southern S outh A merica by imported bumblebees and associated parasites&quot;,&quot;volume&quot;:&quot;83&quot;,&quot;author&quot;:[{&quot;family&quot;:&quot;Schmid-Hempel&quot;,&quot;given&quot;:&quot;Regula&quot;},{&quot;family&quot;:&quot;Eckhardt&quot;,&quot;given&quot;:&quot;Michael&quot;},{&quot;family&quot;:&quot;Goulson&quot;,&quot;given&quot;:&quot;David&quot;},{&quot;family&quot;:&quot;Heinzmann&quot;,&quot;given&quot;:&quot;Daniel&quot;},{&quot;family&quot;:&quot;Lange&quot;,&quot;given&quot;:&quot;Carlos&quot;},{&quot;family&quot;:&quot;Plischuk&quot;,&quot;given&quot;:&quot;Santiago&quot;},{&quot;family&quot;:&quot;Escudero&quot;,&quot;given&quot;:&quot;Luisa R.&quot;},{&quot;family&quot;:&quot;Salathé&quot;,&quot;given&quot;:&quot;Rahel&quot;},{&quot;family&quot;:&quot;Scriven&quot;,&quot;given&quot;:&quot;Jessica J.&quot;},{&quot;family&quot;:&quot;Schmid-Hempel&quot;,&quot;given&quot;:&quot;Paul&quot;}],&quot;issued&quot;:{&quot;date-parts&quot;:[[&quot;2014&quot;]]}}}],&quot;schema&quot;:&quot;https://github.com/citation-style-language/schema/raw/master/csl-citation.json&quot;} RNDVRK1ZDAQ7U"/><text:span text:style-name="T42">(Schmid-Hempel et al., 2014)</text:span><text:reference-mark-end text:name="ZOTERO_ITEM CSL_CITATION {&quot;citationID&quot;:&quot;0gcIxKCo&quot;,&quot;properties&quot;:{&quot;formattedCitation&quot;:&quot;(Schmid-Hempel et\\uc0\\u160{}al., 2014)&quot;,&quot;plainCitation&quot;:&quot;(Schmid-Hempel et al., 2014)&quot;,&quot;noteIndex&quot;:0},&quot;citationItems&quot;:[{&quot;id&quot;:581,&quot;uris&quot;:[&quot;http://zotero.org/users/local/6rqxkIuo/items/J4GZ6KMR&quot;],&quot;uri&quot;:[&quot;http://zotero.org/users/local/6rqxkIuo/items/J4GZ6KMR&quot;],&quot;itemData&quot;:{&quot;id&quot;:581,&quot;type&quot;:&quot;article-journal&quot;,&quot;container-title&quot;:&quot;Journal of Animal Ecology&quot;,&quot;issue&quot;:&quot;4&quot;,&quot;note&quot;:&quot;publisher: Wiley Online Library&quot;,&quot;page&quot;:&quot;823–837&quot;,&quot;source&quot;:&quot;Google Scholar&quot;,&quot;title&quot;:&quot;The invasion of southern S outh A merica by imported bumblebees and associated parasites&quot;,&quot;volume&quot;:&quot;83&quot;,&quot;author&quot;:[{&quot;family&quot;:&quot;Schmid-Hempel&quot;,&quot;given&quot;:&quot;Regula&quot;},{&quot;family&quot;:&quot;Eckhardt&quot;,&quot;given&quot;:&quot;Michael&quot;},{&quot;family&quot;:&quot;Goulson&quot;,&quot;given&quot;:&quot;David&quot;},{&quot;family&quot;:&quot;Heinzmann&quot;,&quot;given&quot;:&quot;Daniel&quot;},{&quot;family&quot;:&quot;Lange&quot;,&quot;given&quot;:&quot;Carlos&quot;},{&quot;family&quot;:&quot;Plischuk&quot;,&quot;given&quot;:&quot;Santiago&quot;},{&quot;family&quot;:&quot;Escudero&quot;,&quot;given&quot;:&quot;Luisa R.&quot;},{&quot;family&quot;:&quot;Salathé&quot;,&quot;given&quot;:&quot;Rahel&quot;},{&quot;family&quot;:&quot;Scriven&quot;,&quot;given&quot;:&quot;Jessica J.&quot;},{&quot;family&quot;:&quot;Schmid-Hempel&quot;,&quot;given&quot;:&quot;Paul&quot;}],&quot;issued&quot;:{&quot;date-parts&quot;:[[&quot;2014&quot;]]}}}],&quot;schema&quot;:&quot;https://github.com/citation-style-language/schema/raw/master/csl-citation.json&quot;} RNDVRK1ZDAQ7U"/><text:span text:style-name="T78">. </text:span><text:span text:style-name="T79">La rápida colonización impactó negativamente en las poblaciones de </text:span><text:span text:style-name="T6">B. dahlbomii</text:span><text:span text:style-name="T79">, tanto por la competencia por recursos florales como por la introducción de nuevos patógenos </text:span><text:reference-mark-start text:name="ZOTERO_ITEM CSL_CITATION {&quot;citationID&quot;:&quot;6tY14U1N&quot;,&quot;properties&quot;:{&quot;formattedCitation&quot;:&quot;(Aizen et\\uc0\\u160{}al., 2019; Arbetman et\\uc0\\u160{}al., 2013; Morales et\\uc0\\u160{}al., 2013)&quot;,&quot;plainCitation&quot;:&quot;(Aizen et al., 2019; Arbetman et al., 2013; Morales et al., 2013)&quot;,&quot;noteIndex&quot;:0},&quot;citationItems&quot;:[{&quot;id&quot;:563,&quot;uris&quot;:[&quot;http://zotero.org/users/local/6rqxkIuo/items/RER4Z8NL&quot;],&quot;uri&quot;:[&quot;http://zotero.org/users/local/6rqxkIuo/items/RER4Z8NL&quot;],&quot;itemData&quot;:{&quot;id&quot;:563,&quot;type&quot;:&quot;article-journal&quot;,&quot;container-title&quot;:&quot;Journal of Applied Ecology&quot;,&quot;issue&quot;:&quot;1&quot;,&quot;note&quot;:&quot;publisher: Wiley Online Library&quot;,&quot;page&quot;:&quot;100–106&quot;,&quot;source&quot;:&quot;Google Scholar&quot;,&quot;title&quot;:&quot;Coordinated species importation policies are needed to reduce serious invasions globally: The case of alien bumblebees in South America&quot;,&quot;title-short&quot;:&quot;Coordinated species importation policies are needed to reduce serious invasions globally&quot;,&quot;volume&quot;:&quot;56&quot;,&quot;author&quot;:[{&quot;family&quot;:&quot;Aizen&quot;,&quot;given&quot;:&quot;Marcelo A.&quot;},{&quot;family&quot;:&quot;Smith-Ramírez&quot;,&quot;given&quot;:&quot;Cecilia&quot;},{&quot;family&quot;:&quot;Morales&quot;,&quot;given&quot;:&quot;Carolina L.&quot;},{&quot;family&quot;:&quot;Vieli&quot;,&quot;given&quot;:&quot;Lorena&quot;},{&quot;family&quot;:&quot;Sáez&quot;,&quot;given&quot;:&quot;Agustín&quot;},{&quot;family&quot;:&quot;Barahona-Segovia&quot;,&quot;given&quot;:&quot;Rodrigo M.&quot;},{&quot;family&quot;:&quot;Arbetman&quot;,&quot;given&quot;:&quot;Marina P.&quot;},{&quot;family&quot;:&quot;Montalva&quot;,&quot;given&quot;:&quot;José&quot;},{&quot;family&quot;:&quot;Garibaldi&quot;,&quot;given&quot;:&quot;Lucas A.&quot;},{&quot;family&quot;:&quot;Inouye&quot;,&quot;given&quot;:&quot;David W.&quot;}],&quot;issued&quot;:{&quot;date-parts&quot;:[[&quot;2019&quot;]]}}},{&quot;id&quot;:355,&quot;uris&quot;:[&quot;http://zotero.org/users/local/6rqxkIuo/items/6TSUGMKC&quot;],&quot;uri&quot;:[&quot;http://zotero.org/users/local/6rqxkIuo/items/6TSUGMKC&quot;],&quot;itemData&quot;:{&quot;id&quot;:355,&quot;type&quot;:&quot;article-journal&quot;,&quot;container-title&quot;:&quot;Biological Invasions&quot;,&quot;DOI&quot;:&quot;10.1007/s10530-012-0311-0&quot;,&quot;ISSN&quot;:&quot;1387-3547, 1573-1464&quot;,&quot;issue&quot;:&quot;3&quot;,&quot;journalAbbreviation&quot;:&quot;Biol Invasions&quot;,&quot;language&quot;:&quot;en&quot;,&quot;note&quot;:&quot;number: 3&quot;,&quot;page&quot;:&quot;489-494&quot;,&quot;source&quot;:&quot;DOI.org (Crossref)&quot;,&quot;title&quot;:&quot;Alien parasite hitchhikes to Patagonia on invasive bumblebee&quot;,&quot;volume&quot;:&quot;15&quot;,&quot;author&quot;:[{&quot;family&quot;:&quot;Arbetman&quot;,&quot;given&quot;:&quot;Marina P.&quot;},{&quot;family&quot;:&quot;Meeus&quot;,&quot;given&quot;:&quot;Ivan&quot;},{&quot;family&quot;:&quot;Morales&quot;,&quot;given&quot;:&quot;Carolina L.&quot;},{&quot;family&quot;:&quot;Aizen&quot;,&quot;given&quot;:&quot;Marcelo A.&quot;},{&quot;family&quot;:&quot;Smagghe&quot;,&quot;given&quot;:&quot;Guy&quot;}],&quot;issued&quot;:{&quot;date-parts&quot;:[[&quot;2013&quot;,3]]}}},{&quot;id&quot;:569,&quot;uris&quot;:[&quot;http://zotero.org/users/local/6rqxkIuo/items/GN2TTVGM&quot;],&quot;uri&quot;:[&quot;http://zotero.org/users/local/6rqxkIuo/items/GN2TTVGM&quot;],&quot;itemData&quot;:{&quot;id&quot;:569,&quot;type&quot;:&quot;article-journal&quot;,&quot;container-title&quot;:&quot;Frontiers in Ecology and the Environment&quot;,&quot;issue&quot;:&quot;10&quot;,&quot;note&quot;:&quot;publisher: Wiley Online Library&quot;,&quot;page&quot;:&quot;529–534&quot;,&quot;source&quot;:&quot;Google Scholar&quot;,&quot;title&quot;:&quot;Rapid ecological replacement of a native bumble bee by invasive species&quot;,&quot;volume&quot;:&quot;11&quot;,&quot;author&quot;:[{&quot;family&quot;:&quot;Morales&quot;,&quot;given&quot;:&quot;C. L.&quot;},{&quot;family&quot;:&quot;Arbetman&quot;,&quot;given&quot;:&quot;Marina P.&quot;},{&quot;family&quot;:&quot;Cameron&quot;,&quot;given&quot;:&quot;Sydney A.&quot;},{&quot;family&quot;:&quot;Aizen&quot;,&quot;given&quot;:&quot;Marcelo A.&quot;}],&quot;issued&quot;:{&quot;date-parts&quot;:[[&quot;2013&quot;]]}}}],&quot;schema&quot;:&quot;https://github.com/citation-style-language/schema/raw/master/csl-citation.json&quot;} RNDsyVxbKNUmt"/><text:span text:style-name="T42">(Aizen et al., 2019; Arbetman et al., 2013; Morales et al., 2013)</text:span><text:reference-mark-end text:name="ZOTERO_ITEM CSL_CITATION {&quot;citationID&quot;:&quot;6tY14U1N&quot;,&quot;properties&quot;:{&quot;formattedCitation&quot;:&quot;(Aizen et\\uc0\\u160{}al., 2019; Arbetman et\\uc0\\u160{}al., 2013; Morales et\\uc0\\u160{}al., 2013)&quot;,&quot;plainCitation&quot;:&quot;(Aizen et al., 2019; Arbetman et al., 2013; Morales et al., 2013)&quot;,&quot;noteIndex&quot;:0},&quot;citationItems&quot;:[{&quot;id&quot;:563,&quot;uris&quot;:[&quot;http://zotero.org/users/local/6rqxkIuo/items/RER4Z8NL&quot;],&quot;uri&quot;:[&quot;http://zotero.org/users/local/6rqxkIuo/items/RER4Z8NL&quot;],&quot;itemData&quot;:{&quot;id&quot;:563,&quot;type&quot;:&quot;article-journal&quot;,&quot;container-title&quot;:&quot;Journal of Applied Ecology&quot;,&quot;issue&quot;:&quot;1&quot;,&quot;note&quot;:&quot;publisher: Wiley Online Library&quot;,&quot;page&quot;:&quot;100–106&quot;,&quot;source&quot;:&quot;Google Scholar&quot;,&quot;title&quot;:&quot;Coordinated species importation policies are needed to reduce serious invasions globally: The case of alien bumblebees in South America&quot;,&quot;title-short&quot;:&quot;Coordinated species importation policies are needed to reduce serious invasions globally&quot;,&quot;volume&quot;:&quot;56&quot;,&quot;author&quot;:[{&quot;family&quot;:&quot;Aizen&quot;,&quot;given&quot;:&quot;Marcelo A.&quot;},{&quot;family&quot;:&quot;Smith-Ramírez&quot;,&quot;given&quot;:&quot;Cecilia&quot;},{&quot;family&quot;:&quot;Morales&quot;,&quot;given&quot;:&quot;Carolina L.&quot;},{&quot;family&quot;:&quot;Vieli&quot;,&quot;given&quot;:&quot;Lorena&quot;},{&quot;family&quot;:&quot;Sáez&quot;,&quot;given&quot;:&quot;Agustín&quot;},{&quot;family&quot;:&quot;Barahona-Segovia&quot;,&quot;given&quot;:&quot;Rodrigo M.&quot;},{&quot;family&quot;:&quot;Arbetman&quot;,&quot;given&quot;:&quot;Marina P.&quot;},{&quot;family&quot;:&quot;Montalva&quot;,&quot;given&quot;:&quot;José&quot;},{&quot;family&quot;:&quot;Garibaldi&quot;,&quot;given&quot;:&quot;Lucas A.&quot;},{&quot;family&quot;:&quot;Inouye&quot;,&quot;given&quot;:&quot;David W.&quot;}],&quot;issued&quot;:{&quot;date-parts&quot;:[[&quot;2019&quot;]]}}},{&quot;id&quot;:355,&quot;uris&quot;:[&quot;http://zotero.org/users/local/6rqxkIuo/items/6TSUGMKC&quot;],&quot;uri&quot;:[&quot;http://zotero.org/users/local/6rqxkIuo/items/6TSUGMKC&quot;],&quot;itemData&quot;:{&quot;id&quot;:355,&quot;type&quot;:&quot;article-journal&quot;,&quot;container-title&quot;:&quot;Biological Invasions&quot;,&quot;DOI&quot;:&quot;10.1007/s10530-012-0311-0&quot;,&quot;ISSN&quot;:&quot;1387-3547, 1573-1464&quot;,&quot;issue&quot;:&quot;3&quot;,&quot;journalAbbreviation&quot;:&quot;Biol Invasions&quot;,&quot;language&quot;:&quot;en&quot;,&quot;note&quot;:&quot;number: 3&quot;,&quot;page&quot;:&quot;489-494&quot;,&quot;source&quot;:&quot;DOI.org (Crossref)&quot;,&quot;title&quot;:&quot;Alien parasite hitchhikes to Patagonia on invasive bumblebee&quot;,&quot;volume&quot;:&quot;15&quot;,&quot;author&quot;:[{&quot;family&quot;:&quot;Arbetman&quot;,&quot;given&quot;:&quot;Marina P.&quot;},{&quot;family&quot;:&quot;Meeus&quot;,&quot;given&quot;:&quot;Ivan&quot;},{&quot;family&quot;:&quot;Morales&quot;,&quot;given&quot;:&quot;Carolina L.&quot;},{&quot;family&quot;:&quot;Aizen&quot;,&quot;given&quot;:&quot;Marcelo A.&quot;},{&quot;family&quot;:&quot;Smagghe&quot;,&quot;given&quot;:&quot;Guy&quot;}],&quot;issued&quot;:{&quot;date-parts&quot;:[[&quot;2013&quot;,3]]}}},{&quot;id&quot;:569,&quot;uris&quot;:[&quot;http://zotero.org/users/local/6rqxkIuo/items/GN2TTVGM&quot;],&quot;uri&quot;:[&quot;http://zotero.org/users/local/6rqxkIuo/items/GN2TTVGM&quot;],&quot;itemData&quot;:{&quot;id&quot;:569,&quot;type&quot;:&quot;article-journal&quot;,&quot;container-title&quot;:&quot;Frontiers in Ecology and the Environment&quot;,&quot;issue&quot;:&quot;10&quot;,&quot;note&quot;:&quot;publisher: Wiley Online Library&quot;,&quot;page&quot;:&quot;529–534&quot;,&quot;source&quot;:&quot;Google Scholar&quot;,&quot;title&quot;:&quot;Rapid ecological replacement of a native bumble bee by invasive species&quot;,&quot;volume&quot;:&quot;11&quot;,&quot;author&quot;:[{&quot;family&quot;:&quot;Morales&quot;,&quot;given&quot;:&quot;C. L.&quot;},{&quot;family&quot;:&quot;Arbetman&quot;,&quot;given&quot;:&quot;Marina P.&quot;},{&quot;family&quot;:&quot;Cameron&quot;,&quot;given&quot;:&quot;Sydney A.&quot;},{&quot;family&quot;:&quot;Aizen&quot;,&quot;given&quot;:&quot;Marcelo A.&quot;}],&quot;issued&quot;:{&quot;date-parts&quot;:[[&quot;2013&quot;]]}}}],&quot;schema&quot;:&quot;https://github.com/citation-style-language/schema/raw/master/csl-citation.json&quot;} RNDsyVxbKNUmt"/><text:span text:style-name="T79">. </text:span><text:span text:style-name="T80">La marcada retracción poblacional del abejorro nativo fue tal que actualmente se encuentra dentro de la lista roja de especies amenazadas de la Union Internacional para la Conservación de la Naturaleza, </text:span><text:span text:style-name="T81">IUCN</text:span><text:span text:style-name="T80"> </text:span><text:reference-mark-start text:name="ZOTERO_ITEM CSL_CITATION {&quot;citationID&quot;:&quot;IWxUM4qC&quot;,&quot;properties&quot;:{&quot;formattedCitation&quot;:&quot;(Morales et\\uc0\\u160{}al., 2016)&quot;,&quot;plainCitation&quot;:&quot;(Morales et al., 2016)&quot;,&quot;noteIndex&quot;:0},&quot;citationItems&quot;:[{&quot;id&quot;:572,&quot;uris&quot;:[&quot;http://zotero.org/users/local/6rqxkIuo/items/MUWD4TC6&quot;],&quot;uri&quot;:[&quot;http://zotero.org/users/local/6rqxkIuo/items/MUWD4TC6&quot;],&quot;itemData&quot;:{&quot;id&quot;:572,&quot;type&quot;:&quot;book&quot;,&quot;source&quot;:&quot;Google Scholar&quot;,&quot;title&quot;:&quot;Bombus dahlbomii. The IUCN Red List of Threatened Species 2016: e. T21215142A100240441&quot;,&quot;title-short&quot;:&quot;Bombus dahlbomii. The IUCN Red List of Threatened Species 2016&quot;,&quot;author&quot;:[{&quot;family&quot;:&quot;Morales&quot;,&quot;given&quot;:&quot;C. L.&quot;},{&quot;family&quot;:&quot;Montalva&quot;,&quot;given&quot;:&quot;J.&quot;},{&quot;family&quot;:&quot;Arbetman&quot;,&quot;given&quot;:&quot;M.&quot;},{&quot;family&quot;:&quot;Aizen&quot;,&quot;given&quot;:&quot;M. A.&quot;},{&quot;family&quot;:&quot;Smith-Ramírez&quot;,&quot;given&quot;:&quot;C.&quot;},{&quot;family&quot;:&quot;Vieli&quot;,&quot;given&quot;:&quot;L.&quot;},{&quot;family&quot;:&quot;Hatfield&quot;,&quot;given&quot;:&quot;R.&quot;}],&quot;issued&quot;:{&quot;date-parts&quot;:[[&quot;2016&quot;]]}}}],&quot;schema&quot;:&quot;https://github.com/citation-style-language/schema/raw/master/csl-citation.json&quot;} RNDDo5xZbQ803"/><text:span text:style-name="T42">(Morales et al., 2016)</text:span><text:reference-mark-end text:name="ZOTERO_ITEM CSL_CITATION {&quot;citationID&quot;:&quot;IWxUM4qC&quot;,&quot;properties&quot;:{&quot;formattedCitation&quot;:&quot;(Morales et\\uc0\\u160{}al., 2016)&quot;,&quot;plainCitation&quot;:&quot;(Morales et al., 2016)&quot;,&quot;noteIndex&quot;:0},&quot;citationItems&quot;:[{&quot;id&quot;:572,&quot;uris&quot;:[&quot;http://zotero.org/users/local/6rqxkIuo/items/MUWD4TC6&quot;],&quot;uri&quot;:[&quot;http://zotero.org/users/local/6rqxkIuo/items/MUWD4TC6&quot;],&quot;itemData&quot;:{&quot;id&quot;:572,&quot;type&quot;:&quot;book&quot;,&quot;source&quot;:&quot;Google Scholar&quot;,&quot;title&quot;:&quot;Bombus dahlbomii. The IUCN Red List of Threatened Species 2016: e. T21215142A100240441&quot;,&quot;title-short&quot;:&quot;Bombus dahlbomii. The IUCN Red List of Threatened Species 2016&quot;,&quot;author&quot;:[{&quot;family&quot;:&quot;Morales&quot;,&quot;given&quot;:&quot;C. L.&quot;},{&quot;family&quot;:&quot;Montalva&quot;,&quot;given&quot;:&quot;J.&quot;},{&quot;family&quot;:&quot;Arbetman&quot;,&quot;given&quot;:&quot;M.&quot;},{&quot;family&quot;:&quot;Aizen&quot;,&quot;given&quot;:&quot;M. A.&quot;},{&quot;family&quot;:&quot;Smith-Ramírez&quot;,&quot;given&quot;:&quot;C.&quot;},{&quot;family&quot;:&quot;Vieli&quot;,&quot;given&quot;:&quot;L.&quot;},{&quot;family&quot;:&quot;Hatfield&quot;,&quot;given&quot;:&quot;R.&quot;}],&quot;issued&quot;:{&quot;date-parts&quot;:[[&quot;2016&quot;]]}}}],&quot;schema&quot;:&quot;https://github.com/citation-style-language/schema/raw/master/csl-citation.json&quot;} RNDDo5xZbQ803"/><text:span text:style-name="T80">.</text:span></text:p>
      <text:p text:style-name="P14">En este trabajo, pretendo estudiar el proceso de dispersión y colonización por parte de <text:span text:style-name="T2">B. terrestris</text:span><text:span text:style-name="T18">, y</text:span> el desplazamiento competitivo sufrido por <text:span text:style-name="T2">B. dahlbomii</text:span><text:span text:style-name="T18">, desde el punto de vista de los patrones de ocupación de nicho ecológico</text:span>. En particular, voy a desarrollar una técnica de análisis que permita evaluar los cambios en los patrones de ocupación de nicho climático <text:span text:style-name="T83">de </text:span><text:span text:style-name="T7">B. dahlbomii</text:span> asociados a la interacción competitiva entre especies, teniendo en cuenta la acción de otros factores abióticos de cambio global como el calentamiento global. <text:span text:style-name="T83">Además, voy a modelar el proceso de dispersión e invasión de </text:span><text:span text:style-name="T7">B. terrestris</text:span><text:span text:style-name="T83"> para evaluar </text:span><text:span text:style-name="T84">el estado de ocupación de nicho climático en relación al potencial patrón de ocupación. De esta form</text:span><text:span text:style-name="T85">a</text:span><text:span text:style-name="T84">, pretendo generar predicciones cualitativas sobre los posibles escenarios futuros para el sistema de estas dos especies. </text:span><text:span text:style-name="T87">Además, comprender el patrón de ocupación de nicho de </text:span><text:span text:style-name="T8">B. terrestris</text:span><text:span text:style-name="T87"> en un ambiente distinto al de su rango nativo </text:span><office:annotation office:name="__Annotation__7428_2287427040" loext:resolved="false"><dc:creator>Lican Martínez</dc:creator><dc:date>2021-06-01T11:08:28.713000000</dc:date><meta:creator-initials>LM</meta:creator-initials><text:p text:style-name="P28"><text:span text:style-name="T97">¿Tendré que ser más específico?</text:span></text:p></office:annotation><text:span text:style-name="T87">aportará información</text:span><office:annotation-end office:name="__Annotation__7428_2287427040"/><text:span text:style-name="T87"> sobre los procesos de re-ajuste ecológico de las especies que sufren expansiones poblacionales asociadas a dinámicas invasivas.</text:span></text:p>
      <text:h text:style-name="P23" text:outline-level="1">Objetivo general</text:h>
      <text:p text:style-name="Text_20_body">Evaluar el impacto <text:span text:style-name="T88">de </text:span>la <text:span text:style-name="T32">i</text:span><text:span text:style-name="T96">ntroducción</text:span><text:span text:style-name="T32"> de </text:span><text:span text:style-name="Species_20_names"><text:span text:style-name="T32">B. terrestris</text:span></text:span> en los cambios en el uso de nicho y en la distribución geográfica de <text:span text:style-name="Species_20_names">B. dahlbomii</text:span>, y generar predicciones a mediano y <text:span text:style-name="T32">largo</text:span> plazo sobre <text:span text:style-name="T32">la ocupación </text:span><text:span text:style-name="T96">de nicho y</text:span><text:span text:style-name="T32"> del espacio geográfico </text:span><text:span text:style-name="T33">de </text:span><text:span text:style-name="T88">ambas especies</text:span><text:span text:style-name="T32"> teniendo en </text:span><text:span text:style-name="T88">cu</text:span><text:span text:style-name="T89">e</text:span><text:span text:style-name="T88">nta la naturaleza dispersiv</text:span><text:span text:style-name="T90">a</text:span><text:span text:style-name="T88"> y competitiv</text:span><text:span text:style-name="T90">a </text:span><text:span text:style-name="T89">de</text:span><text:span text:style-name="T90">l proceso de invasión.</text:span></text:p>
      <text:h text:style-name="Heading_20_2" text:outline-level="2">Objetivos específicos</text:h>
      <text:list xml:id="list2401916186" text:style-name="Numbering_20_123">
        <text:list-item>
          <text:p text:style-name="P25">Analizar la dependencia de los cambios en la ocupación de nicho ecológico de <text:span text:style-name="Species_20_names">B.</text:span> <text:span text:style-name="Species_20_names">dahlbomii</text:span> con la presencia de la especie introducida <text:span text:style-name="Species_20_names">B. terrestris.</text:span></text:p>
        </text:list-item>
        <text:list-item>
          <text:p text:style-name="P26"><office:annotation office:name="__Annotation__2980_2287427040" loext:resolved="false"><dc:creator>Lican Martínez</dc:creator><dc:date>2021-05-31T16:52:33.699000000</dc:date><meta:creator-initials>LM</meta:creator-initials><text:p text:style-name="P28"><text:span text:style-name="T97">Esto no lo tengo muy pensado aún.</text:span></text:p></office:annotation><text:span text:style-name="T43">Generar predicciones de cambio en la ocupación geográfica </text:span><text:span text:style-name="T91">de ambas especies</text:span><text:span text:style-name="T43"> en base a distintos modelos de cambio climático futuro.</text:span><office:annotation-end office:name="__Annotation__2980_2287427040"/></text:p>
        </text:list-item>
        <text:list-item>
          <text:p text:style-name="P27"><text:soft-page-break/>Evaluar si el estado actual de la invasión de <text:span text:style-name="Species_20_names">B. terrestris</text:span>, y el desplazamiento sufrido por <text:span text:style-name="Species_20_names">B.</text:span> <text:span text:style-name="Species_20_names">dahlbomii</text:span>, correspondería a un estado de equilibrio <text:span text:style-name="T85">dinámico</text:span> o si es esperable que <text:span text:style-name="T85">la dispersión y</text:span> el desplazamiento continúe<text:span text:style-name="T86">n</text:span> en el futuro.</text:p>
        </text:list-item>
      </text:list>
      <text:h text:style-name="P24" text:outline-level="1">Metodología</text:h>
      <text:h text:style-name="Heading_20_2" text:outline-level="2">Objetivo <text:span text:style-name="T92">1</text:span></text:h>
      <text:p text:style-name="P4">Para abordar los primeros dos objetivos se hará una comparación entre la <text:span text:style-name="T14">ocupación del nicho climático</text:span> <text:span text:style-name="T10">esperada</text:span> bajo condiciones de calentamiento global y <text:span text:style-name="T10">la </text:span><text:span text:style-name="T14">ocupación</text:span> observad<text:span text:style-name="T10">a</text:span> empíricamente. Si el <office:annotation office:name="__Annotation__365_25885598771" loext:resolved="true"><dc:creator>Lican Martínez</dc:creator><dc:date>2021-04-13T20:32:08.110000000</dc:date><meta:creator-initials>LM</meta:creator-initials><text:p text:style-name="P28"><text:span text:style-name="T99">Tengo que acordarme de hablar de cambio de ocupación geográfica (con esas palabras) en la intro</text:span></text:p></office:annotation>cambio de <text:span text:style-name="T14">distribución</text:span> geográfica en el tiempo<office:annotation-end office:name="__Annotation__365_25885598771"/> se debiera únicamente a<text:span text:style-name="T44">l cambio climático</text:span>, <text:span text:style-name="T44">entonces</text:span> la <text:span text:style-name="T22">ocupación</text:span> del nicho observada actualmente debería estar <text:span text:style-name="T11">altamente</text:span> correlacionada con la <text:span text:style-name="T44">proyección d</text:span>el nicho histórico sobre las condiciones <text:span text:style-name="T44">climáticas</text:span> del presente. Sin embargo, si la <text:span text:style-name="T44">ocupación</text:span> del nicho actual estuviese afectada por un proceso de interacción biótica negativa con <text:span text:style-name="Species_20_names">B. terrestris</text:span>, entonces sería esperable encontrar una desviación de esta correlación en las regiones donde <text:span text:style-name="T14">la</text:span> especie <text:span text:style-name="T14">invasora</text:span> está presente. Específicamente, en esas regiones se <text:span text:style-name="T22">observarían</text:span> <text:span text:style-name="T10">valores de </text:span><text:span text:style-name="T14">ocupación</text:span><text:span text:style-name="T10"> </text:span><text:span text:style-name="T22">menores</text:span> <text:span text:style-name="T10">que los valores de </text:span><text:span text:style-name="T14">ocupación</text:span><text:span text:style-name="T10"> esperada</text:span>.</text:p>
      <text:p text:style-name="P3"><text:span text:style-name="T15">Como la ocupación de una determinada región del </text:span><text:span text:style-name="T45">espacio de variables ambientales</text:span><text:span text:style-name="T15"> </text:span><text:span text:style-name="T45">debería ser</text:span><text:span text:style-name="T15"> una magnitud continua, </text:span><text:span text:style-name="T45">y los datos corresponden a muestras de un conjunto acotado de puntos de ese espacio</text:span><text:span text:style-name="T15">, la estrategia para hacer comparaciones </text:span><text:span text:style-name="T45">de patrones de ocupación</text:span><text:span text:style-name="T15"> se basará en estimar modelos de nicho climático (</text:span><office:annotation office:name="__Annotation__490_2588559877" loext:resolved="false"><dc:creator>Lican Martínez</dc:creator><dc:date>2021-04-13T23:19:37.066000000</dc:date><meta:creator-initials>LM</meta:creator-initials><text:p text:style-name="P30"><text:span text:style-name="T97">Esto va o ni se dice?</text:span></text:p></office:annotation><text:span text:style-name="T15">s</text:span><text:span text:style-name="T23">u construcción se detallará</text:span><text:span text:style-name="T15"> más adelante)</text:span><office:annotation-end office:name="__Annotation__490_2588559877"/><text:span text:style-name="T15">. Para hacer comparaciones entre distintos </text:span><text:span text:style-name="T45">patrones de ocupación</text:span><text:span text:style-name="T15">, se </text:span><text:span text:style-name="T16">realizarán predicciones de </text:span><text:span text:style-name="T45">estos modelos</text:span><text:span text:style-name="T16"> en el espacio geográfico, tomando como entrada las variables bioclimáticas. De esta manera, se pueden realizar comparaciones punto a punto respetando la representatividad que cada región del espacio de variables ambientales tiene en el espacio geográfico.</text:span></text:p>
      <text:p text:style-name="P2">Para ejecutar estas comparaciones, se trabajará sobre 2 períodos temporales distintos: histórico y <text:span text:style-name="T11">actual, </text:span><text:span text:style-name="T17">cuyo límite de separación estará</text:span> dado por la fecha aproximada de introducción de <text:span text:style-name="Species_20_names">B.</text:span> <text:span text:style-name="Species_20_names">terrestris</text:span>. Primero se estimará un modelo de nicho climático para <text:span text:style-name="Species_20_names">B. dahlbomii </text:span>en base a datos de ocurrencias de esta especie y variables bioclimáticas, ambas del período histórico. <text:span text:style-name="T17">Este m</text:span>odelo <text:span text:style-name="T17">se denominará de ahora en más como </text:span><text:span text:style-name="Emphasis"><text:span text:style-name="T17">modelo</text:span></text:span><text:span text:style-name="Emphasis"> de nicho histórico</text:span><text:span text:style-name="Emphasis"><text:span text:style-name="T18"> </text:span></text:span><text:span text:style-name="Emphasis"><text:span text:style-name="T19">(MNH)</text:span></text:span>. La proyección de este primer modelo sobre el espacio geográfico, <text:span text:style-name="T11">con las condiciones climáticas promedio del periodo actual,</text:span> correspondería <text:span text:style-name="T46">al patrón de</text:span> <text:span text:style-name="T17">ocupación</text:span> del nicho esperada <text:span text:style-name="T23">si el factor biótico de competencia con</text:span><text:span text:style-name="Species_20_names"> B.</text:span> <text:span text:style-name="Species_20_names">terrestris</text:span> <text:span text:style-name="T23">no tuviera efecto alguno</text:span>. <office:annotation office:name="__Annotation__364_25885598771" loext:resolved="false"><dc:creator>Lican Martínez</dc:creator><dc:date>2021-04-13T20:31:53.963000000</dc:date><meta:creator-initials>LM</meta:creator-initials><text:p text:style-name="P28"><text:span text:style-name="T99">No se si esto aporta o confunde. Volarlo o reformularlo</text:span></text:p></office:annotation>Si bien <text:span text:style-name="T11">el</text:span> <text:span text:style-name="T23">MNH</text:span> no está exento de los efectos de otras interacciones bióticas con la comunidad nativa, se trabajará bajo el supuesto de que estos factores bióticos están en equilibrio geográfico con los factores abióticos.<office:annotation-end office:name="__Annotation__364_25885598771"/> La <text:span text:style-name="T17">ocupación empírica actual</text:span> se estimará <text:span text:style-name="T17">utilizando</text:span> un <text:span text:style-name="T2">modelo de nicho actual</text:span><text:span text:style-name="T18"> </text:span><text:span text:style-name="T19">(MNA)</text:span> <text:span text:style-name="T17">para generar predicciones </text:span>sobre el espacio geográfico actual. Este <text:span text:style-name="T17">MNA</text:span> se estimará en base a datos de ocurrencias de <text:span text:style-name="Species_20_names">B. dahlbomii</text:span> y variables bioclimáticas del período posterior a la introducción de<text:span text:style-name="Species_20_names"> B. terretris</text:span>.</text:p>
      <text:p text:style-name="P1">Los <text:span text:style-name="T9">datos de ocurrencias para construir los modelos</text:span> serán tomados de repositorios públicos de datos de biodiversidad [<text:span text:style-name="refs">refs</text:span>, gbif, scan, idigbio] y se complementarán con datos publicados en la bibliografía [<text:span text:style-name="refs">refs</text:span>, Morales, Abrahmovich-diaz]. Los <text:span text:style-name="T9">datos de variables bioclimáticas</text:span> se obtendrán de la base de datos climáticos de acceso público WorldClim2 [<text:span text:style-name="refs">refs</text:span>]. <office:annotation office:name="__Annotation__614_2588559877" loext:resolved="false"><dc:creator>Lican Martínez</dc:creator><dc:date>2021-04-14T12:00:09.638000000</dc:date><meta:creator-initials>LM</meta:creator-initials><text:p text:style-name="P30"><text:span text:style-name="T97">¿Tendría que detallar más cosas acá?</text:span></text:p><text:p text:style-name="P30"><text:span text:style-name="T97">Tipo el uso de componentes principales como variables resumidas, cantidad de términos a considerar, etc. ?</text:span></text:p></office:annotation>L<text:span text:style-name="T25">a</text:span> construcción de los modelos <text:span text:style-name="T25">de nicho</text:span> se realizará <text:span text:style-name="T25">implementando algoritmos de máxima entropía </text:span>[<text:span text:style-name="refs">refs</text:span>, <text:span text:style-name="T25">maxent</text:span>], <text:span text:style-name="T25">ampliamente utilizados en el estudio de SDMs </text:span><text:span text:style-name="T26">[</text:span><text:span text:style-name="refs"><text:span text:style-name="T26">refs</text:span></text:span>, <text:span text:style-name="T26">]</text:span><text:span text:style-name="T25">, y modelos lineales generalizados.</text:span><office:annotation-end office:name="__Annotation__614_2588559877"/></text:p>
      <text:p text:style-name="P9"><text:soft-page-break/>Dependiendo del tamaño muestral de las ocurrencias, es posible que el MNA estime diferentes valores de ocupación en ciertas regiones <text:span text:style-name="T47">del espacio</text:span> respecto al MNH por mera variabilidad estocástica. <text:span text:style-name="T24">Es decir, aún bajo la hipótesis nula de que las ocurrencias actuales </text:span><text:span text:style-name="T47">hayan sido</text:span><text:span text:style-name="T24"> muestreadas a partir del MNH, el MNA resultante podría ser diferente debido a fluctuaciones estadísticas. Para aumentar la robustez de esta comparación entre los patrones de ocupación predichos por el MNA y el MNH, se trabajará con un patrón de ocupación esperado que contemple la posible variabilidad estocástica asociada al muestreo de las ocurrencias actuales. </text:span><text:span text:style-name="T12">Para esto, se simularán sets de datos de ocurrencias </text:span><text:span text:style-name="T24">actuales</text:span><text:span text:style-name="T12"> bajo la hipótesis nula de que la probabilidad de obtener </text:span><text:span text:style-name="T24">cada</text:span><text:span text:style-name="T12"> ocurrencia sale de la </text:span><text:span text:style-name="T24">predicción</text:span><text:span text:style-name="T12"> del </text:span><text:span text:style-name="T24">MNH</text:span><text:span text:style-name="T12"> en las condiciones actuales. </text:span><text:span text:style-name="T13">Con estos datos simulados, se generará una distribución de </text:span><text:span text:style-name="T24">patrones de ocupación de nicho</text:span><text:span text:style-name="T13"> esperad</text:span><text:span text:style-name="T24">o</text:span><text:span text:style-name="T13">s bajo la hipótesis nula contra la cual comparar l</text:span><text:span text:style-name="T24">a predicción del MNA</text:span><text:span text:style-name="T13">.</text:span></text:p>
      <text:h text:style-name="Heading_20_2" text:outline-level="2">Objetivo <text:span text:style-name="T92">2</text:span></text:h>
      <text:p text:style-name="P6">Para <text:span text:style-name="T32">predecir</text:span> la distribución geográfica futura de <text:span text:style-name="Species_20_names">B. dahlbomii</text:span> se utilizarán datos de variables bioclimáticas basados en las distintas predicciones de los modelos de cambio climático futuro presentados por el Panel Intergubernamental por el Cambio Climático (IPCC). <office:annotation office:name="__Annotation__720_3212658639" loext:resolved="false"><dc:creator>Lican Martínez</dc:creator><dc:date>2021-04-16T14:25:56.613000000</dc:date><meta:creator-initials>LM</meta:creator-initials><text:p text:style-name="P28"><text:span text:style-name="T97">OJO, están las variables climáticas tmin, tmax y prec. Hay que generar las bioclimáticas me parece.</text:span></text:p></office:annotation>Estos datos ya <text:span text:style-name="T31">han sido generados y se encuentran disponibles</text:span> en la base de datos de <text:span text:style-name="T10">WorldClim</text:span>1.4<office:annotation-end office:name="__Annotation__720_3212658639"/><text:span text:style-name="T10"> [</text:span><text:span text:style-name="refs"><text:span text:style-name="T10">refs</text:span></text:span><text:span text:style-name="T10">]. </text:span><text:span text:style-name="T32">Con est</text:span><text:span text:style-name="T34">a información</text:span><text:span text:style-name="T32">, se generarán predicciones de habitabilidad basadas en el MNH de </text:span><text:span text:style-name="T3">B. dahlbomi</text:span><text:span text:style-name="T20"> </text:span><text:span text:style-name="T21">para 2050 y 2070 bajo diferentes escenarios de concentración de equivalentes de CO</text:span><text:span text:style-name="T35">2</text:span><text:span text:style-name="T36"> y bajo diferentes modelos de cambio climático </text:span><text:span text:style-name="T37"><text:s/>[</text:span><text:span text:style-name="refs"><text:span text:style-name="T38">refs</text:span></text:span><text:span text:style-name="T38">, </text:span><text:span text:style-name="T39">IPCC</text:span><text:span text:style-name="T37">]</text:span><text:span text:style-name="T20">.</text:span></text:p>
      <text:h text:style-name="Heading_20_2" text:outline-level="2">Objetivo <text:span text:style-name="T92">3</text:span></text:h>
      <text:p text:style-name="Text_20_body">Para analizar el potencial de invasión de <text:span text:style-name="Species_20_names">B. terrestris</text:span> en la región argentino-chilena se realizarán simulaciones de dispersión basadas en agentes que contemplen el <text:span text:style-name="T48">uso</text:span> de nicho de esta especie en <text:span text:style-name="T27">su</text:span> rango nativo. <text:span text:style-name="T27">Para esto </text:span><text:span text:style-name="T48">voy a tomar</text:span><text:span text:style-name="T27"> datos de ocurrencias de </text:span><text:span text:style-name="Species_20_names"><text:span text:style-name="T27">B. terrestris</text:span></text:span><text:span text:style-name="T27"> y datos de variables bioclimáticas en el rango n</text:span><text:span text:style-name="T29">a</text:span><text:span text:style-name="T27">tivo de esta especie y </text:span><text:span text:style-name="T48">ajustar</text:span><text:span text:style-name="T27"> un modelo de nicho siguiendo la metodología de los objetivos anteriores. </text:span><text:span text:style-name="T28">Las trayectorias temporale</text:span><text:span text:style-name="T30">s</text:span><text:span text:style-name="T28"> de dispersión se simularán a base de agentes que representen reinas de </text:span><text:span text:style-name="Species_20_names"><text:span text:style-name="T28">B. terrestris</text:span></text:span><text:span text:style-name="T28">. Año a año, cada agente producirá una cantidad de descendencia </text:span><text:span text:style-name="T48">de media constante; pero la tasa de supervivencia dependerá</text:span><text:span text:style-name="T28"> de la aptitud climática predicha del sitio en el que se encuentre y de la intensidad de competencia con </text:span><text:span text:style-name="Species_20_names"><text:span text:style-name="T28">B. dahlbomii</text:span></text:span><text:span text:style-name="T28">. Cada descendencia se instalará en un nuevo sitio (nido) respecto al nido materno </text:span><text:span text:style-name="T48">cuya posición estará</text:span><text:span text:style-name="T28"> por una función de probabilidad bidimensional que decaiga </text:span><text:span text:style-name="T48">exponencialmente con la distancia</text:span><text:span text:style-name="T28">. De esta forma, uno esperaría que el proceso de invasión converja asintóticamente a un estado de equilibrio en el que la especie ocupa todos los espacios que potencialmente podría alcanzar y colonizar dado el modelo de </text:span><text:span text:style-name="T29">dispersión (dependiente del modelo de</text:span><text:span text:style-name="T28"> </text:span><text:span text:style-name="T29">nicho </text:span><text:span text:style-name="T49">climático</text:span><text:span text:style-name="T29"> y del modelo de competencia con</text:span><text:span text:style-name="Species_20_names"><text:span text:style-name="T29"> B. dahlbomii</text:span></text:span><text:span text:style-name="T29">)</text:span><text:span text:style-name="T28">.</text:span></text:p>
      <text:p text:style-name="P5">Para comparar la situación real actual con las trayectorias temporales de invasión, se realizarán comparaciones de la ocupación de nicho climático calculada <text:span text:style-name="T50">a partir de las ocurrencias simuladas</text:span>, para cada iteración, y la ocupación de nicho climático observada. La iteración con el menor valor de desviación total respecto a la ocupación observada será considerado como el estado que <text:span text:style-name="T50">mejor</text:span> representa la situación actual. De esta forma, se podrá evaluar si la situación actual se corresponde con la situación de equilibrio dispersivo simulado o si es esperable que la expansión geográfica <text:span text:style-name="T51">de </text:span><text:span text:style-name="T4">B. terrestris</text:span> continúe <text:span text:style-name="T51">y, por lo tanto, la retracción de </text:span><text:span text:style-name="T4">B. dahlbomii </text:span><text:span text:style-name="T51">también</text:span>.</text:p>
      <text:h text:style-name="Heading_20_1" text:outline-level="1"><text:soft-page-break/>Factibilidad y lugar de trabajo.</text:h>
      <text:p text:style-name="P7">El proyecto se desarrollará en el Instituto de Investigaciones en Biodiversidad y Medio Ambiente (INBIOMA, UNCo-CONICET), como parte de las actividades del Grupo de <text:span text:style-name="T40">Ecología de la Polinización </text:span><text:span text:style-name="T41">(</text:span><office:annotation office:name="__Annotation__2145_3212658639" loext:resolved="false"><dc:creator>Lican Martínez</dc:creator><dc:date>2021-04-18T13:15:11.394000000</dc:date><meta:creator-initials>LM</meta:creator-initials><text:p text:style-name="P28"><text:span text:style-name="T97">Esta es una sigla oficial??</text:span></text:p></office:annotation><text:span text:style-name="T41">EcoPol</text:span><office:annotation-end office:name="__Annotation__2145_3212658639"/><text:span text:style-name="T41">)</text:span>, del cual <text:span text:style-name="T52">son integrantes ambos miembro del equipo de dirección propuesto</text:span>.</text:p>
      <text:p text:style-name="P8">El equipo que integra este grupo cuenta con amplia experiencia en el tema general del proyecto de tesina, lo que posibilitará una asesoría tanto <text:span text:style-name="T53">teórica</text:span> como <text:span text:style-name="T53">práctica</text:span> sobre los diferentes aspectos del trabajo. <text:span text:style-name="T52">Particularmente, la Dra. Marina Arbetman ha desarrollado numerosos trabajos estudiando la dinámica ecológica </text:span><text:span text:style-name="T53">y la historia natural </text:span><text:span text:style-name="T52">del sistema de estudio propuesto. Por otra parte, el Dr. Eduardo Zattara, de unión reciente al equipo, cuenta con amplio conocimiento en el uso de herramientas informáticas y estadísticas en general y su aplicación en el contexto de declinación de especies de polinizadores en particular.</text:span></text:p>
      <text:p text:style-name="P8">Para la ejecución de las tareas propuestas sólo es necesario el uso de una computadora personal de mediano rendimiento, equipo con el cual <text:span text:style-name="T54">contamos</text:span><office:annotation office:name="__Annotation__2183_3212658639" loext:resolved="false"><dc:creator>Lican Martínez</dc:creator><dc:date>2021-04-18T13:18:40.576000000</dc:date><meta:creator-initials>LM</meta:creator-initials><text:p text:style-name="P28"><text:span text:style-name="T97">Es normal hablar así en 1ra persona?</text:span></text:p></office:annotation> tanto yo <office:annotation-end office:name="__Annotation__2183_3212658639"/>como el grupo de EcoPol.<office:annotation office:name="__Annotation__2146_3212658639" loext:resolved="false"><dc:creator>Lican Martínez</dc:creator><dc:date>2021-04-18T13:17:58.114000000</dc:date><meta:creator-initials>LM</meta:creator-initials><text:p text:style-name="P28"><text:span text:style-name="T97">Esto no se si sobra. O si conviene agregar lo del cluster de CNEA. No se si es necesario...</text:span></text:p></office:annotation> De ser necesario contar con mayor infraestructura, el <text:span text:style-name="T53">Dr. E. Zattara</text:span> de este proyecto <text:span text:style-name="T53">cuenta con</text:span> acceso a un <text:span text:style-name="T53">centro</text:span> de cómputo radicado en la Universidad de Inidiana (Bloomington, Estados Unidos).<office:annotation-end office:name="__Annotation__2146_3212658639"/></text:p>
      <text:p text:style-name="P10">Por último, cabe destacar que la totalidad de las tareas de investigación de este proyecto son realizables de manera virtual, lo que permite asegurar la continuidad <text:span text:style-name="T93">de su ejecución</text:span> pesar del contexto epidemiológico dado por la pandemia de COVID-19.</text:p>
      <text:h text:style-name="Heading_20_1" text:outline-level="1"><office:annotation office:name="__Annotation__3464_2287427040" loext:resolved="false"><dc:creator>Lican Martínez</dc:creator><dc:date>2021-05-31T17:26:03.328000000</dc:date><meta:creator-initials>LM</meta:creator-initials><text:p text:style-name="P28"><text:span text:style-name="T97">Estará bien hacerlo a 12 meses aún sabiendo que lo quiero defender antes de abril?</text:span></text:p></office:annotation>Cronograma tentativo de actividades.<office:annotation-end office:name="__Annotation__3464_2287427040"/></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D" table:number-columns-repeated="3"/>
        <table:table-column table:style-name="Tabla1.C" table:number-columns-repeated="2"/>
        <table:table-column table:style-name="Tabla1.K"/>
        <table:table-column table:style-name="Tabla1.L"/>
        <table:table-column table:style-name="Tabla1.M"/>
        <table:table-row table:style-name="Tabla1.1">
          <table:table-cell table:style-name="Tabla1.A1" table:number-rows-spanned="2" office:value-type="string">
            <text:p text:style-name="P15"><office:annotation office:name="__Annotation__2301_3212658639" loext:resolved="false"><dc:creator>Lican Martínez</dc:creator><dc:date>2021-04-18T13:23:57.759000000</dc:date><meta:creator-initials>LM</meta:creator-initials><text:p text:style-name="P28"><text:span text:style-name="T97">No se si hace falta ser más específico en las actividades ¿?</text:span></text:p></office:annotation>Actividades</text:p>
          </table:table-cell>
          <table:table-cell table:style-name="Tabla1.B1" table:number-columns-spanned="12" office:value-type="string">
            <text:p text:style-name="P15">Mes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2" office:value-type="string">
            <text:p text:style-name="P16">1</text:p>
          </table:table-cell>
          <table:table-cell table:style-name="Tabla1.C2" office:value-type="string">
            <text:p text:style-name="P16">2</text:p>
          </table:table-cell>
          <table:table-cell table:style-name="Tabla1.D2" office:value-type="string">
            <text:p text:style-name="P16">3</text:p>
          </table:table-cell>
          <table:table-cell table:style-name="Tabla1.E2" office:value-type="string">
            <text:p text:style-name="P16">4</text:p>
          </table:table-cell>
          <table:table-cell table:style-name="Tabla1.F2" office:value-type="string">
            <text:p text:style-name="P16">5</text:p>
          </table:table-cell>
          <table:table-cell table:style-name="Tabla1.G2" office:value-type="string">
            <text:p text:style-name="P16">6</text:p>
          </table:table-cell>
          <table:table-cell table:style-name="Tabla1.H2" office:value-type="string">
            <text:p text:style-name="P16">7</text:p>
          </table:table-cell>
          <table:table-cell table:style-name="Tabla1.I2" office:value-type="string">
            <text:p text:style-name="P16">8</text:p>
          </table:table-cell>
          <table:table-cell table:style-name="Tabla1.J2" office:value-type="string">
            <text:p text:style-name="P16">9</text:p>
          </table:table-cell>
          <table:table-cell table:style-name="Tabla1.K2" office:value-type="string">
            <text:p text:style-name="P16">10</text:p>
          </table:table-cell>
          <table:table-cell table:style-name="Tabla1.L2" office:value-type="string">
            <text:p text:style-name="P16">11</text:p>
          </table:table-cell>
          <table:table-cell table:style-name="Tabla1.M2" office:value-type="string">
            <text:p text:style-name="P16">12</text:p>
          </table:table-cell>
        </table:table-row>
        <table:table-row table:style-name="Tabla1.1">
          <table:table-cell table:style-name="Tabla1.A3" office:value-type="string">
            <text:p text:style-name="P15">Búsqueda y revisión bibliográfica</text:p>
          </table:table-cell>
          <table:table-cell table:style-name="Tabla1.B3" office:value-type="string">
            <text:p text:style-name="P16">X</text:p>
          </table:table-cell>
          <table:table-cell table:style-name="Tabla1.C3" office:value-type="string">
            <text:p text:style-name="P16">X</text:p>
          </table:table-cell>
          <table:table-cell table:style-name="Tabla1.D3" office:value-type="string">
            <text:p text:style-name="P16">X</text:p>
          </table:table-cell>
          <table:table-cell table:style-name="Tabla1.E3" office:value-type="string">
            <text:p text:style-name="P16">X</text:p>
          </table:table-cell>
          <table:table-cell table:style-name="Tabla1.F3" office:value-type="string">
            <text:p text:style-name="P16">X</text:p>
          </table:table-cell>
          <table:table-cell table:style-name="Tabla1.G3" office:value-type="string">
            <text:p text:style-name="P16">X</text:p>
          </table:table-cell>
          <table:table-cell table:style-name="Tabla1.H3" office:value-type="string">
            <text:p text:style-name="P16">X</text:p>
          </table:table-cell>
          <table:table-cell table:style-name="Tabla1.I3" office:value-type="string">
            <text:p text:style-name="P16">X</text:p>
          </table:table-cell>
          <table:table-cell table:style-name="Tabla1.J3" office:value-type="string">
            <text:p text:style-name="P16">X</text:p>
          </table:table-cell>
          <table:table-cell table:style-name="Tabla1.K3" office:value-type="string">
            <text:p text:style-name="P16">X</text:p>
          </table:table-cell>
          <table:table-cell table:style-name="Tabla1.L3" office:value-type="string">
            <text:p text:style-name="P16">X</text:p>
          </table:table-cell>
          <table:table-cell table:style-name="Tabla1.M3" office:value-type="string">
            <text:p text:style-name="P16">X</text:p>
          </table:table-cell>
        </table:table-row>
        <table:table-row table:style-name="Tabla1.1">
          <table:table-cell table:style-name="Tabla1.A4" office:value-type="string">
            <text:p text:style-name="P17">Pre-procesado de los datos climáticos y de ocurrencias</text:p>
          </table:table-cell>
          <table:table-cell table:style-name="Tabla1.B4" office:value-type="string">
            <text:p text:style-name="P21">X</text:p>
          </table:table-cell>
          <table:table-cell table:style-name="Tabla1.C4" office:value-type="string">
            <text:p text:style-name="P18">X</text:p>
          </table:table-cell>
          <table:table-cell table:style-name="Tabla1.D4" office:value-type="string">
            <text:p text:style-name="P22">X</text:p>
          </table:table-cell>
          <table:table-cell table:style-name="Tabla1.E4" office:value-type="string">
            <text:p text:style-name="P16"/>
          </table:table-cell>
          <table:table-cell table:style-name="Tabla1.F4" office:value-type="string">
            <text:p text:style-name="P16"/>
          </table:table-cell>
          <table:table-cell table:style-name="Tabla1.G4" office:value-type="string">
            <text:p text:style-name="P16"/>
          </table:table-cell>
          <table:table-cell table:style-name="Tabla1.H4" office:value-type="string">
            <text:p text:style-name="P16"/>
          </table:table-cell>
          <table:table-cell table:style-name="Tabla1.I4" office:value-type="string">
            <text:p text:style-name="P16"/>
          </table:table-cell>
          <table:table-cell table:style-name="Tabla1.J4" office:value-type="string">
            <text:p text:style-name="P16"/>
          </table:table-cell>
          <table:table-cell table:style-name="Tabla1.K4" office:value-type="string">
            <text:p text:style-name="P16"/>
          </table:table-cell>
          <table:table-cell table:style-name="Tabla1.L4" office:value-type="string">
            <text:p text:style-name="P16"/>
          </table:table-cell>
          <table:table-cell table:style-name="Tabla1.M4" office:value-type="string">
            <text:p text:style-name="P16"/>
          </table:table-cell>
        </table:table-row>
        <table:table-row table:style-name="Tabla1.1">
          <table:table-cell table:style-name="Tabla1.A5" office:value-type="string">
            <text:p text:style-name="P17">Evaluación de los objetivos 1-<text:span text:style-name="T94">2</text:span></text:p>
          </table:table-cell>
          <table:table-cell table:style-name="Tabla1.B5" office:value-type="string">
            <text:p text:style-name="P16"/>
          </table:table-cell>
          <table:table-cell table:style-name="Tabla1.C5" office:value-type="string">
            <text:p text:style-name="P16"/>
          </table:table-cell>
          <table:table-cell table:style-name="Tabla1.D5" office:value-type="string">
            <text:p text:style-name="P21">X</text:p>
          </table:table-cell>
          <table:table-cell table:style-name="Tabla1.E5" office:value-type="string">
            <text:p text:style-name="P16">X</text:p>
          </table:table-cell>
          <table:table-cell table:style-name="Tabla1.F5" office:value-type="string">
            <text:p text:style-name="P16">X</text:p>
          </table:table-cell>
          <table:table-cell table:style-name="Tabla1.G5" office:value-type="string">
            <text:p text:style-name="P16">X</text:p>
          </table:table-cell>
          <table:table-cell table:style-name="Tabla1.H5" office:value-type="string">
            <text:p text:style-name="P20">X</text:p>
          </table:table-cell>
          <table:table-cell table:style-name="Tabla1.I5" office:value-type="string">
            <text:p text:style-name="P16"/>
          </table:table-cell>
          <table:table-cell table:style-name="Tabla1.J5" office:value-type="string">
            <text:p text:style-name="P16"/>
          </table:table-cell>
          <table:table-cell table:style-name="Tabla1.K5" office:value-type="string">
            <text:p text:style-name="P16"/>
          </table:table-cell>
          <table:table-cell table:style-name="Tabla1.L5" office:value-type="string">
            <text:p text:style-name="P16"/>
          </table:table-cell>
          <table:table-cell table:style-name="Tabla1.M5" office:value-type="string">
            <text:p text:style-name="P16"/>
          </table:table-cell>
        </table:table-row>
        <table:table-row table:style-name="Tabla1.1">
          <table:table-cell table:style-name="Tabla1.A6" office:value-type="string">
            <text:p text:style-name="P17">Evaluación de<text:span text:style-name="T55">l objetivo </text:span><text:span text:style-name="T94">3</text:span></text:p>
          </table:table-cell>
          <table:table-cell table:style-name="Tabla1.B6" office:value-type="string">
            <text:p text:style-name="P16"/>
          </table:table-cell>
          <table:table-cell table:style-name="Tabla1.C6" office:value-type="string">
            <text:p text:style-name="P16"/>
          </table:table-cell>
          <table:table-cell table:style-name="Tabla1.D6" office:value-type="string">
            <text:p text:style-name="P16"/>
          </table:table-cell>
          <table:table-cell table:style-name="Tabla1.E6" office:value-type="string">
            <text:p text:style-name="P16"/>
          </table:table-cell>
          <table:table-cell table:style-name="Tabla1.F6" office:value-type="string">
            <text:p text:style-name="P16"/>
          </table:table-cell>
          <table:table-cell table:style-name="Tabla1.G6" office:value-type="string">
            <text:p text:style-name="P16"/>
          </table:table-cell>
          <table:table-cell table:style-name="Tabla1.H6" office:value-type="string">
            <text:p text:style-name="P16">X</text:p>
          </table:table-cell>
          <table:table-cell table:style-name="Tabla1.I6" office:value-type="string">
            <text:p text:style-name="P16">X</text:p>
          </table:table-cell>
          <table:table-cell table:style-name="Tabla1.J6" office:value-type="string">
            <text:p text:style-name="P19">X</text:p>
          </table:table-cell>
          <table:table-cell table:style-name="Tabla1.K6" office:value-type="string">
            <text:p text:style-name="P19">X</text:p>
          </table:table-cell>
          <table:table-cell table:style-name="Tabla1.L6" office:value-type="string">
            <text:p text:style-name="P16"/>
          </table:table-cell>
          <table:table-cell table:style-name="Tabla1.M6" office:value-type="string">
            <text:p text:style-name="P16"/>
          </table:table-cell>
        </table:table-row>
        <table:table-row table:style-name="Tabla1.1">
          <table:table-cell table:style-name="Tabla1.A7" office:value-type="string">
            <text:p text:style-name="P16">Escritura del informe final</text:p>
          </table:table-cell>
          <table:table-cell table:style-name="Tabla1.B7" office:value-type="string">
            <text:p text:style-name="P16"/>
          </table:table-cell>
          <table:table-cell table:style-name="Tabla1.C7" office:value-type="string">
            <text:p text:style-name="P16"/>
          </table:table-cell>
          <table:table-cell table:style-name="Tabla1.D7" office:value-type="string">
            <text:p text:style-name="P16"/>
          </table:table-cell>
          <table:table-cell table:style-name="Tabla1.E7" office:value-type="string">
            <text:p text:style-name="P16"/>
          </table:table-cell>
          <table:table-cell table:style-name="Tabla1.F7" office:value-type="string">
            <text:p text:style-name="P16"/>
          </table:table-cell>
          <table:table-cell table:style-name="Tabla1.G7" office:value-type="string">
            <text:p text:style-name="P16"/>
          </table:table-cell>
          <table:table-cell table:style-name="Tabla1.H7" office:value-type="string">
            <text:p text:style-name="P16"/>
          </table:table-cell>
          <table:table-cell table:style-name="Tabla1.I7" office:value-type="string">
            <text:p text:style-name="P16"/>
          </table:table-cell>
          <table:table-cell table:style-name="Tabla1.J7" office:value-type="string">
            <text:p text:style-name="P16">X</text:p>
          </table:table-cell>
          <table:table-cell table:style-name="Tabla1.K7" office:value-type="string">
            <text:p text:style-name="P16">X</text:p>
          </table:table-cell>
          <table:table-cell table:style-name="Tabla1.L7" office:value-type="string">
            <text:p text:style-name="P16">X</text:p>
          </table:table-cell>
          <table:table-cell table:style-name="Tabla1.M7" office:value-type="string">
            <text:p text:style-name="P16">X<office:annotation-end office:name="__Annotation__2301_3212658639"/></text:p>
          </table:table-cell>
        </table:table-row>
      </table:table>
      <text:h text:style-name="Heading_20_1" text:outline-level="1"><office:annotation office:name="__Annotation__1066_1820993587" loext:resolved="false"><dc:creator>Lican Martínez</dc:creator><dc:date>2021-06-01T11:20:28.440000000</dc:date><meta:creator-initials>LM</meta:creator-initials><text:p text:style-name="P29"><text:span text:style-name="T98">Falta completar bastante</text:span></text:p></office:annotation>Referencias<office:annotation-end office:name="__Annotation__1066_1820993587"/></text:h>
      <text:section text:style-name="Sect1" text:name="ZOTERO_BIBL {&quot;uncited&quot;:[],&quot;omitted&quot;:[],&quot;custom&quot;:[]} CSL_BIBLIOGRAPHY RNDoVHvn03wbT">
        <text:p text:style-name="Bibliography_20_1">Aizen, M. A., Smith-Ramírez, C., Morales, C. L., Vieli, L., Sáez, A., Barahona-Segovia, R. M., Arbetman, M. P., Montalva, J., Garibaldi, L. A., &amp; Inouye, D. W. (2019). Coordinated species importation policies are needed to reduce serious invasions globally: The case of alien bumblebees in South America. <text:span text:style-name="T1">Journal of Applied Ecology</text:span>, <text:span text:style-name="T1">56</text:span>(1), 100-106.</text:p>
        <text:p text:style-name="Bibliography_20_1"><text:soft-page-break/>Arbetman, M. P., Meeus, I., Morales, C. L., Aizen, M. A., &amp; Smagghe, G. (2013). Alien parasite hitchhikes to Patagonia on invasive bumblebee. <text:span text:style-name="T1">Biological Invasions</text:span>, <text:span text:style-name="T1">15</text:span>(3), 489-494. https://doi.org/10.1007/s10530-012-0311-0</text:p>
        <text:p text:style-name="Bibliography_20_1">Chown, S. L., Hodgins, K. A., &amp; Griffin, P. C. (2016). Biological invasions, climate change, and genomics. <text:span text:style-name="T1">Crop Breeding</text:span>, 59-114.</text:p>
        <text:p text:style-name="Bibliography_20_1">Morales, C. L., Arbetman, M. P., Cameron, S. A., &amp; Aizen, M. A. (2013). Rapid ecological replacement of a native bumble bee by invasive species. <text:span text:style-name="T1">Frontiers in Ecology and the Environment</text:span>, <text:span text:style-name="T1">11</text:span>(10), 529-534.</text:p>
        <text:p text:style-name="Bibliography_20_1">Morales, C. L., Montalva, J., Arbetman, M., Aizen, M. A., Smith-Ramírez, C., Vieli, L., &amp; Hatfield, R. (2016). <text:span text:style-name="T1">Bombus dahlbomii. The IUCN Red List of Threatened Species 2016: E. T21215142A100240441</text:span>.</text:p>
        <text:p text:style-name="Bibliography_20_1">Schmid-Hempel, R., Eckhardt, M., Goulson, D., Heinzmann, D., Lange, C., Plischuk, S., Escudero, L. R., Salathé, R., Scriven, J. J., &amp; Schmid-Hempel, P. (2014). The invasion of southern S outh A merica by imported bumblebees and associated parasites. <text:span text:style-name="T1">Journal of Animal Ecology</text:span>, <text:span text:style-name="T1">83</text:span>(4), 823-837.</text:p>
      </text:section>
      <text:h text:style-name="Heading_20_1"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default-outline-level="2" style:class="text" style:master-page-name="">
      <style:paragraph-properties fo:margin-left="0cm" fo:margin-right="0cm" fo:margin-top="0.353cm" fo:margin-bottom="0.212cm" style:contextual-spacing="false" fo:text-indent="0cm" style:auto-text-indent="false" style:page-number="auto">
        <style:tab-stops>
          <style:tab-stop style:position="2cm"/>
        </style:tab-stops>
      </style:paragraph-properties>
      <style:text-properties fo:color="#000000" loext:opacity="100%" fo:font-size="105%" fo:font-weight="bold" style:font-size-asian="115%" style:font-weight-asian="bold" style:font-size-complex="115%" style:font-weight-complex="bold"/>
    </style:style>
    <style:style style:name="Heading_20_1" style:display-name="Heading 1" style:family="paragraph" style:parent-style-name="Heading" style:default-outline-level="1" style:class="text" style:master-page-name="">
      <style:paragraph-properties fo:margin-top="0.423cm" fo:margin-bottom="0.212cm" style:contextual-spacing="false" style:page-number="auto" fo:break-before="auto" fo:break-after="auto">
        <style:tab-stops/>
      </style:paragraph-properties>
      <style:text-properties fo:color="#000000" loext:opacity="100%" fo:font-size="130%" style:text-underline-style="solid" style:text-underline-width="auto" style:text-underline-color="font-color"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O-normal" style:family="paragraph" style:default-outline-level="">
      <style:paragraph-properties fo:margin-top="0cm" fo:margin-bottom="0cm" style: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Title" style:family="paragraph" style:parent-style-name="Heading" style:next-style-name="Text_20_body" style:class="chapter">
      <style:paragraph-properties fo:text-align="start" style:justify-single-word="false"/>
      <style:text-properties fo:font-size="16pt" style:text-underline-style="solid" style:text-underline-width="auto" style:text-underline-color="font-color" fo:font-weight="normal" style:font-size-asian="28pt" style:font-weight-asian="bold" style:font-size-complex="28pt" style:font-weight-complex="bold"/>
    </style:style>
    <style:style style:name="Normal_20_Table" style:display-name="Normal Table" style:family="paragraph" style:default-outline-level="">
      <style:paragraph-properties fo:text-align="start" style:justify-single-word="false" fo:orphans="2" fo:widows="2" fo:hyphenation-ladder-count="no-limit" style:vertical-align="auto"/>
      <style:text-properties style:font-name="Calibri" fo:font-family="Calibri" style:font-family-generic="roman" style:font-pitch="variable" fo:font-size="12pt" fo:language="es" fo:country="E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hi" style:country-complex="IN" fo:hyphenate="false" fo:hyphenation-remain-char-count="2" fo:hyphenation-push-char-count="2" loext:hyphenation-no-caps="false"/>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2pt" style:font-size-asian="18pt" style:font-size-complex="18pt"/>
    </style:style>
    <style:style style:name="refs" style:family="text">
      <style:text-properties fo:color="#ff0000" loext:opacity="100%" fo:font-style="italic" fo:font-weight="bold"/>
    </style:style>
    <style:style style:name="Numbering_20_Symbols" style:display-name="Numbering Symbols" style:family="text"/>
    <style:style style:name="Emphasis" style:family="text">
      <style:text-properties fo:font-style="italic" style:font-style-asian="italic" style:font-style-complex="italic"/>
    </style:style>
    <style:style style:name="Species_20_names" style:display-name="Species names" style:family="text">
      <style:text-properties fo:font-style="italic"/>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ican Martínez</meta:initial-creator>
    <meta:creation-date>2021-04-13T20:33:07.496000000</meta:creation-date>
    <dc:date>2021-06-01T11:22:32.093000000</dc:date>
    <dc:creator>Lican Martínez</dc:creator>
    <meta:editing-duration>P2DT23H12M49S</meta:editing-duration>
    <meta:editing-cycles>130</meta:editing-cycles>
    <meta:generator>LibreOffice/7.1.1.2$Windows_X86_64 LibreOffice_project/fe0b08f4af1bacafe4c7ecc87ce55bb426164676</meta:generator>
    <meta:document-statistic meta:table-count="1" meta:image-count="0" meta:object-count="0" meta:page-count="6" meta:paragraph-count="91" meta:word-count="2513" meta:character-count="16386" meta:non-whitespace-character-count="13964"/>
    <meta:user-defined meta:name="ZOTERO_PREF_1">&lt;data data-version="3" zotero-version="5.0.96.2"&gt;&lt;session id="q2dPYMN9"/&gt;&lt;style id="http://www.zotero.org/styles/apa" locale="es-ES" hasBibliography="1" bibliographyStyleHasBeenSet="1"/&gt;&lt;prefs&gt;&lt;pref name="fieldType" value="ReferenceMark"/&gt;&lt;pref name="auto</meta:user-defined>
    <meta:user-defined meta:name="ZOTERO_PREF_2">maticJournalAbbreviations" value="true"/&gt;&lt;/prefs&gt;&lt;/data&gt;</meta:user-defined>
  </office:meta>
</office:document-meta>
</file>